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ungSeo" svg:font-family="GungSeo"/>
    <style:font-face style:name="Helvetica" svg:font-family="Helvetica" style:font-family-generic="swiss"/>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MDPI_5f_1.1_5f_article_5f_type" style:master-page-name="Standard">
      <style:paragraph-properties style:page-number="1"/>
      <style:text-properties fo:language="en" fo:country="US" officeooo:rsid="00171641" officeooo:paragraph-rsid="00171641"/>
    </style:style>
    <style:style style:name="P2" style:family="paragraph" style:parent-style-name="MDPI_5f_1.7_5f_abstract">
      <style:text-properties officeooo:paragraph-rsid="001e749e"/>
    </style:style>
    <style:style style:name="P3" style:family="paragraph" style:parent-style-name="MDPI_5f_3.1_5f_text">
      <style:text-properties fo:language="en" fo:country="US" officeooo:paragraph-rsid="001f5629"/>
    </style:style>
    <style:style style:name="P4"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0dc4b6"/>
    </style:style>
    <style:style style:name="P5"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0dc4b6"/>
    </style:style>
    <style:style style:name="P6" style:family="paragraph" style:parent-style-name="MDPI_5f_3.8_5f_bullet">
      <style:paragraph-properties fo:margin-left="5.35cm" fo:margin-right="0cm" fo:margin-top="0cm" fo:margin-bottom="0cm" style:contextual-spacing="false" fo:text-indent="-0.75cm" style:auto-text-indent="false"/>
      <style:text-properties officeooo:paragraph-rsid="000dc4b6"/>
    </style:style>
    <style:style style:name="P7" style:family="paragraph" style:parent-style-name="MDPI_5f_3.1_5f_text">
      <style:text-properties fo:language="en" fo:country="US"/>
    </style:style>
    <style:style style:name="P8" style:family="paragraph" style:parent-style-name="MDPI_5f_3.1_5f_text">
      <style:paragraph-properties fo:text-align="end" style:justify-single-word="false"/>
      <style:text-properties officeooo:rsid="000dc4b6" officeooo:paragraph-rsid="000dc4b6"/>
    </style:style>
    <style:style style:name="P9" style:family="paragraph" style:parent-style-name="MDPI_5f_3.2_5f_text_5f_no_5f_indent">
      <style:text-properties officeooo:rsid="000f32af" officeooo:paragraph-rsid="000f32af"/>
    </style:style>
    <style:style style:name="P10" style:family="paragraph" style:parent-style-name="MDPI_5f_2.2_5f_heading2">
      <style:paragraph-properties fo:margin-top="0.423cm" fo:margin-bottom="0.106cm" style:contextual-spacing="false"/>
    </style:style>
    <style:style style:name="P11"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0f3e42"/>
    </style:style>
    <style:style style:name="P12"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0f3e42"/>
    </style:style>
    <style:style style:name="P13"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0f3e42"/>
    </style:style>
    <style:style style:name="P14" style:family="paragraph" style:parent-style-name="MDPI_5f_2.2_5f_heading2">
      <style:paragraph-properties fo:margin-top="0.423cm" fo:margin-bottom="0.106cm" style:contextual-spacing="false"/>
      <style:text-properties officeooo:paragraph-rsid="000f3e42"/>
    </style:style>
    <style:style style:name="P15" style:family="paragraph" style:parent-style-name="MDPI_5f_3.8_5f_bullet">
      <style:paragraph-properties fo:margin-left="5.35cm" fo:margin-right="0cm" fo:margin-top="0cm" fo:margin-bottom="0cm" style:contextual-spacing="false" fo:text-indent="-0.75cm" style:auto-text-indent="false"/>
      <style:text-properties officeooo:paragraph-rsid="000f3e42"/>
    </style:style>
    <style:style style:name="P16" style:family="paragraph" style:parent-style-name="MDPI_5f_2.1_5f_heading1">
      <style:paragraph-properties fo:margin-left="5.35cm" fo:margin-right="0cm" fo:margin-top="0cm" fo:margin-bottom="0cm" style:contextual-spacing="false" fo:text-indent="-0.75cm" style:auto-text-indent="false"/>
      <style:text-properties officeooo:paragraph-rsid="000f3e42"/>
    </style:style>
    <style:style style:name="P17" style:family="paragraph" style:parent-style-name="MDPI_5f_3.7_5f_itemize" style:list-style-name="L1">
      <style:paragraph-properties fo:margin-top="0.106cm" fo:margin-bottom="0cm" style:contextual-spacing="false"/>
      <style:text-properties fo:language="en" fo:country="US" officeooo:paragraph-rsid="000f3e42"/>
    </style:style>
    <style:style style:name="P18" style:family="paragraph" style:parent-style-name="MDPI_5f_3.7_5f_itemize" style:list-style-name="L1">
      <style:paragraph-properties fo:margin-top="0cm" fo:margin-bottom="0cm" style:contextual-spacing="false"/>
      <style:text-properties fo:language="en" fo:country="US" officeooo:paragraph-rsid="000f3e42"/>
    </style:style>
    <style:style style:name="P19" style:family="paragraph" style:parent-style-name="MDPI_5f_3.7_5f_itemize" style:list-style-name="L1">
      <style:paragraph-properties fo:margin-top="0cm" fo:margin-bottom="0.106cm" style:contextual-spacing="false"/>
      <style:text-properties officeooo:paragraph-rsid="000f3e42"/>
    </style:style>
    <style:style style:name="P20" style:family="paragraph" style:parent-style-name="MDPI_5f_2.1_5f_heading1">
      <style:paragraph-properties fo:margin-left="5.35cm" fo:margin-right="0cm" fo:margin-top="0cm" fo:margin-bottom="0cm" style:contextual-spacing="false" fo:text-indent="-0.75cm" style:auto-text-indent="false"/>
      <style:text-properties officeooo:paragraph-rsid="000fb8f4"/>
    </style:style>
    <style:style style:name="P21" style:family="paragraph" style:parent-style-name="MDPI_5f_2.2_5f_heading2">
      <style:paragraph-properties fo:margin-top="0.423cm" fo:margin-bottom="0.106cm" style:contextual-spacing="false"/>
      <style:text-properties officeooo:paragraph-rsid="000fb8f4"/>
    </style:style>
    <style:style style:name="P22"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0fb8f4"/>
    </style:style>
    <style:style style:name="P23" style:family="paragraph" style:parent-style-name="MDPI_5f_3.8_5f_bullet" style:list-style-name="WWNum2">
      <style:paragraph-properties fo:margin-left="5.35cm" fo:margin-right="0cm" fo:margin-top="0cm" fo:margin-bottom="0cm" style:contextual-spacing="false" fo:text-indent="-0.75cm" style:auto-text-indent="false"/>
      <style:text-properties officeooo:paragraph-rsid="000fb8f4"/>
    </style:style>
    <style:style style:name="P24"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rsid="001115c1" officeooo:paragraph-rsid="001115c1"/>
    </style:style>
    <style:style style:name="P25" style:family="paragraph" style:parent-style-name="MDPI_5f_2.2_5f_heading2">
      <style:paragraph-properties fo:margin-top="0.423cm" fo:margin-bottom="0.106cm" style:contextual-spacing="false"/>
      <style:text-properties officeooo:paragraph-rsid="00118c6a"/>
    </style:style>
    <style:style style:name="P26" style:family="paragraph" style:parent-style-name="MDPI_5f_3.7_5f_itemize" style:list-style-name="WWNum4">
      <style:paragraph-properties fo:margin-left="5.35cm" fo:margin-right="0cm" fo:margin-top="0.106cm" fo:margin-bottom="0cm" style:contextual-spacing="false" fo:text-indent="-0.75cm" style:auto-text-indent="false"/>
      <style:text-properties officeooo:paragraph-rsid="00118c6a"/>
    </style:style>
    <style:style style:name="P27" style:family="paragraph" style:parent-style-name="MDPI_5f_3.2_5f_text_5f_no_5f_indent">
      <style:paragraph-properties fo:text-align="end" style:justify-single-word="false"/>
    </style:style>
    <style:style style:name="P28" style:family="paragraph" style:parent-style-name="MDPI_5f_3.2_5f_text_5f_no_5f_indent">
      <style:paragraph-properties fo:text-align="end" style:justify-single-word="false"/>
      <style:text-properties officeooo:rsid="00118c6a" officeooo:paragraph-rsid="00118c6a"/>
    </style:style>
    <style:style style:name="P29" style:family="paragraph" style:parent-style-name="MDPI_5f_3.7_5f_itemize" style:list-style-name="WWNum4">
      <style:paragraph-properties fo:margin-left="5.35cm" fo:margin-right="0cm" fo:margin-top="0cm" fo:margin-bottom="0cm" style:contextual-spacing="false" fo:text-indent="-0.75cm" style:auto-text-indent="false"/>
      <style:text-properties officeooo:paragraph-rsid="00118c6a"/>
    </style:style>
    <style:style style:name="P30" style:family="paragraph" style:parent-style-name="MDPI_5f_3.1_5f_text">
      <style:paragraph-properties fo:text-align="end" style:justify-single-word="false"/>
    </style:style>
    <style:style style:name="P31" style:family="paragraph" style:parent-style-name="MDPI_5f_3.1_5f_text">
      <style:paragraph-properties fo:text-align="start" style:justify-single-word="false"/>
    </style:style>
    <style:style style:name="P32" style:family="paragraph" style:parent-style-name="MDPI_5f_3.1_5f_text">
      <style:paragraph-properties fo:text-align="end" style:justify-single-word="false"/>
      <style:text-properties officeooo:rsid="00118c6a" officeooo:paragraph-rsid="00118c6a"/>
    </style:style>
    <style:style style:name="P33" style:family="paragraph" style:parent-style-name="MDPI_5f_3.7_5f_itemize" style:list-style-name="WWNum4">
      <style:paragraph-properties fo:margin-left="5.35cm" fo:margin-right="0cm" fo:margin-top="0cm" fo:margin-bottom="0.106cm" style:contextual-spacing="false" fo:text-indent="-0.75cm" style:auto-text-indent="false"/>
      <style:text-properties officeooo:paragraph-rsid="00118c6a"/>
    </style:style>
    <style:style style:name="P34" style:family="paragraph" style:parent-style-name="MDPI_5f_3.1_5f_text">
      <style:paragraph-properties fo:text-align="end" style:justify-single-word="false"/>
      <style:text-properties officeooo:rsid="00124104" officeooo:paragraph-rsid="00124104"/>
    </style:style>
    <style:style style:name="P35" style:family="paragraph" style:parent-style-name="MDPI_5f_2.2_5f_heading2">
      <style:paragraph-properties fo:margin-top="0.423cm" fo:margin-bottom="0.106cm" style:contextual-spacing="false"/>
      <style:text-properties officeooo:paragraph-rsid="00124104"/>
    </style:style>
    <style:style style:name="P36"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124104"/>
    </style:style>
    <style:style style:name="P37"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124104"/>
    </style:style>
    <style:style style:name="P38"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124104"/>
    </style:style>
    <style:style style:name="P39" style:family="paragraph" style:parent-style-name="MDPI_5f_3.8_5f_bullet">
      <style:paragraph-properties fo:margin-left="5.35cm" fo:margin-right="0cm" fo:margin-top="0cm" fo:margin-bottom="0.106cm" style:contextual-spacing="false" fo:text-indent="-0.75cm" style:auto-text-indent="false"/>
      <style:text-properties officeooo:paragraph-rsid="00124104"/>
    </style:style>
    <style:style style:name="P40" style:family="paragraph" style:parent-style-name="MDPI_5f_2.1_5f_heading1">
      <style:paragraph-properties fo:margin-left="5.35cm" fo:margin-right="0cm" fo:margin-top="0cm" fo:margin-bottom="0cm" style:contextual-spacing="false" fo:text-indent="-0.75cm" style:auto-text-indent="false"/>
      <style:text-properties officeooo:paragraph-rsid="00124104"/>
    </style:style>
    <style:style style:name="P41"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rsid="00137df2" officeooo:paragraph-rsid="00137df2"/>
    </style:style>
    <style:style style:name="P42" style:family="paragraph" style:parent-style-name="MDPI_5f_3.8_5f_bullet" style:list-style-name="WWNum2">
      <style:paragraph-properties fo:margin-left="5.35cm" fo:margin-right="0cm" fo:margin-top="0cm" fo:margin-bottom="0cm" style:contextual-spacing="false" fo:text-indent="-0.75cm" style:auto-text-indent="false"/>
      <style:text-properties officeooo:paragraph-rsid="00137df2"/>
    </style:style>
    <style:style style:name="P43"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137df2"/>
    </style:style>
    <style:style style:name="P44" style:family="paragraph" style:parent-style-name="MDPI_5f_3.8_5f_bullet">
      <style:paragraph-properties fo:margin-left="5.35cm" fo:margin-right="0cm" fo:margin-top="0cm" fo:margin-bottom="0.106cm" style:contextual-spacing="false" fo:text-indent="-0.75cm" style:auto-text-indent="false"/>
      <style:text-properties officeooo:paragraph-rsid="00137df2"/>
    </style:style>
    <style:style style:name="P45" style:family="paragraph" style:parent-style-name="MDPI_5f_2.1_5f_heading1">
      <style:paragraph-properties fo:margin-left="5.35cm" fo:margin-right="0cm" fo:margin-top="0cm" fo:margin-bottom="0cm" style:contextual-spacing="false" fo:text-indent="-0.75cm" style:auto-text-indent="false"/>
      <style:text-properties fo:font-size="12pt" officeooo:paragraph-rsid="00137df2" style:font-size-asian="12pt" style:font-size-complex="12pt"/>
    </style:style>
    <style:style style:name="P46" style:family="paragraph" style:parent-style-name="MDPI_5f_2.2_5f_heading2">
      <style:paragraph-properties fo:margin-top="0.423cm" fo:margin-bottom="0.106cm" style:contextual-spacing="false"/>
      <style:text-properties officeooo:paragraph-rsid="00137df2"/>
    </style:style>
    <style:style style:name="P47" style:family="paragraph" style:parent-style-name="MDPI_5f_3.8_5f_bullet" style:list-style-name="WWNum2"/>
    <style:style style:name="P48" style:family="paragraph" style:parent-style-name="MDPI_5f_3.8_5f_bullet" style:list-style-name="WWNum2">
      <style:paragraph-properties fo:margin-left="5.35cm" fo:margin-right="0cm" fo:margin-top="0.106cm" fo:margin-bottom="0cm" style:contextual-spacing="false" fo:text-indent="-0.75cm" style:auto-text-indent="false"/>
      <style:text-properties style:text-position="0% 100%" style:font-name="Palatino Linotype1" fo:font-size="10pt" fo:language="en" fo:country="US" fo:font-style="normal" fo:font-weight="normal" officeooo:rsid="0025657a" officeooo:paragraph-rsid="0013f1b4" style:font-name-asian="Palatino Linotype2" style:font-size-asian="10pt" style:font-style-asian="normal" style:font-weight-asian="normal" style:font-name-complex="Palatino Linotype2" style:font-size-complex="10pt" style:font-style-complex="normal" style:font-weight-complex="normal"/>
    </style:style>
    <style:style style:name="P49" style:family="paragraph" style:parent-style-name="MDPI_5f_2.2_5f_heading2">
      <style:paragraph-properties fo:margin-top="0.423cm" fo:margin-bottom="0.106cm" style:contextual-spacing="false"/>
      <style:text-properties officeooo:paragraph-rsid="0013f1b4"/>
    </style:style>
    <style:style style:name="P50" style:family="paragraph" style:parent-style-name="MDPI_5f_3.8_5f_bullet">
      <style:paragraph-properties fo:margin-left="5.35cm" fo:margin-right="0cm" fo:margin-top="0.106cm" fo:margin-bottom="0cm" style:contextual-spacing="false" fo:text-indent="-0.75cm" style:auto-text-indent="false"/>
      <style:text-properties fo:font-style="normal" officeooo:paragraph-rsid="0013f1b4" style:font-style-asian="normal" style:font-style-complex="normal"/>
    </style:style>
    <style:style style:name="P51" style:family="paragraph" style:parent-style-name="MDPI_5f_2.1_5f_heading1">
      <style:paragraph-properties fo:margin-left="5.35cm" fo:margin-right="0cm" fo:margin-top="0cm" fo:margin-bottom="0cm" style:contextual-spacing="false" fo:text-indent="-0.75cm" style:auto-text-indent="false"/>
      <style:text-properties officeooo:paragraph-rsid="0013f1b4"/>
    </style:style>
    <style:style style:name="P52"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rsid="0016bb95" officeooo:paragraph-rsid="0016bb95"/>
    </style:style>
    <style:style style:name="P53"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150448"/>
    </style:style>
    <style:style style:name="P54" style:family="paragraph" style:parent-style-name="MDPI_5f_3.8_5f_bullet" style:list-style-name="WWNum2">
      <style:paragraph-properties fo:margin-left="5.35cm" fo:margin-right="0cm" fo:margin-top="0cm" fo:margin-bottom="0.106cm" style:contextual-spacing="false" fo:text-indent="-0.75cm" style:auto-text-indent="false"/>
      <style:text-properties fo:language="en" fo:country="US" officeooo:paragraph-rsid="0016bb95"/>
    </style:style>
    <style:style style:name="P55" style:family="paragraph" style:parent-style-name="MDPI_5f_2.1_5f_heading1" style:list-style-name="WWNum2"/>
    <style:style style:name="P56" style:family="paragraph" style:parent-style-name="MDPI_5f_2.1_5f_heading1" style:list-style-name="WWNum2" style:master-page-name="">
      <loext:graphic-properties draw:fill="none" draw:fill-color="#ffffff"/>
      <style:paragraph-properties fo:margin-left="4.6cm" fo:margin-right="0cm" fo:margin-top="0.423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language="en" fo:country="US" officeooo:rsid="0016bb95" officeooo:paragraph-rsid="0016bb95" fo:hyphenate="true" fo:hyphenation-remain-char-count="2" fo:hyphenation-push-char-count="2" loext:hyphenation-no-caps="false" loext:hyphenation-no-last-word="false" loext:hyphenation-word-char-count="5" loext:hyphenation-zone="no-limit"/>
    </style:style>
    <style:style style:name="P57" style:family="paragraph" style:parent-style-name="MDPI_5f_3.2_5f_text_5f_no_5f_indent">
      <style:text-properties officeooo:rsid="0016bb95" officeooo:paragraph-rsid="0016bb95"/>
    </style:style>
    <style:style style:name="P58" style:family="paragraph" style:parent-style-name="MDPI_5f_2.1_5f_heading1">
      <style:paragraph-properties fo:margin-left="0cm" fo:margin-right="0cm" fo:text-indent="0cm" style:auto-text-indent="false" fo:break-before="page"/>
      <style:text-properties fo:language="en" fo:country="US"/>
    </style:style>
    <style:style style:name="P59" style:family="paragraph" style:parent-style-name="MDPI_5f_8.1_5f_references" style:list-style-name="WWNum6">
      <style:paragraph-properties fo:margin-left="0.75cm" fo:margin-right="0cm" fo:margin-top="0cm" fo:margin-bottom="0cm" style:contextual-spacing="false" fo:text-indent="-0.75cm" style:auto-text-indent="false"/>
    </style:style>
    <style:style style:name="P60" style:family="paragraph" style:parent-style-name="MDPI_5f_8.1_5f_references">
      <style:paragraph-properties fo:margin-left="0.75cm" fo:margin-right="0cm" fo:margin-top="0cm" fo:margin-bottom="0cm" style:contextual-spacing="false" fo:text-indent="-0.75cm" style:auto-text-indent="false"/>
    </style:style>
    <style:style style:name="P61" style:family="paragraph" style:parent-style-name="MDPI_5f_8.1_5f_references">
      <style:paragraph-properties fo:margin-left="0.75cm" fo:margin-right="0cm" fo:margin-top="0cm" fo:margin-bottom="0cm" style:contextual-spacing="false" fo:text-indent="-0.75cm" style:auto-text-indent="false"/>
      <style:text-properties officeooo:rsid="002d7f87" officeooo:paragraph-rsid="002d7f87"/>
    </style:style>
    <style:style style:name="T1" style:family="text">
      <style:text-properties fo:language="en" fo:country="US" officeooo:rsid="000cce76"/>
    </style:style>
    <style:style style:name="T2" style:family="text">
      <style:text-properties fo:language="en" fo:country="US"/>
    </style:style>
    <style:style style:name="T3" style:family="text">
      <style:text-properties style:text-position="super 58%" fo:language="en" fo:country="US"/>
    </style:style>
    <style:style style:name="T4" style:family="text">
      <style:text-properties style:font-name="Palatino Linotype1" fo:language="en" fo:country="US" fo:font-weight="bold" style:font-name-asian="Palatino Linotype2" style:font-weight-asian="bold" style:font-name-complex="Palatino Linotype2" style:font-weight-complex="bold"/>
    </style:style>
    <style:style style:name="T5" style:family="text">
      <style:text-properties fo:language="en" fo:country="US" officeooo:rsid="001d9172"/>
    </style:style>
    <style:style style:name="T6" style:family="text">
      <style:text-properties fo:language="en" fo:country="US" officeooo:rsid="001e64f1"/>
    </style:style>
    <style:style style:name="T7" style:family="text">
      <style:text-properties fo:language="en" fo:country="US" officeooo:rsid="001e749e"/>
    </style:style>
    <style:style style:name="T8" style:family="text">
      <style:text-properties fo:language="en" fo:country="US" officeooo:rsid="00171641"/>
    </style:style>
    <style:style style:name="T9" style:family="text">
      <style:text-properties officeooo:rsid="001f5629"/>
    </style:style>
    <style:style style:name="T10" style:family="text">
      <style:text-properties fo:language="en" fo:country="US" officeooo:rsid="000dc4b6"/>
    </style:style>
    <style:style style:name="T11" style:family="text">
      <style:text-properties officeooo:rsid="00290caa"/>
    </style:style>
    <style:style style:name="T12" style:family="text">
      <style:text-properties fo:language="en" fo:country="US" officeooo:rsid="00217c09"/>
    </style:style>
    <style:style style:name="T13" style:family="text">
      <style:text-properties fo:language="en" fo:country="US" officeooo:rsid="000f3e42"/>
    </style:style>
    <style:style style:name="T14" style:family="text">
      <style:text-properties fo:language="en" fo:country="US" officeooo:rsid="00213382"/>
    </style:style>
    <style:style style:name="T15" style:family="text">
      <style:text-properties fo:language="en" fo:country="US" officeooo:rsid="002df63b"/>
    </style:style>
    <style:style style:name="T16" style:family="text">
      <style:text-properties officeooo:rsid="00213382"/>
    </style:style>
    <style:style style:name="T17" style:family="text">
      <style:text-properties officeooo:rsid="00217c09"/>
    </style:style>
    <style:style style:name="T18" style:family="text">
      <style:text-properties fo:language="en" fo:country="US" officeooo:rsid="000fb8f4"/>
    </style:style>
    <style:style style:name="T19" style:family="text">
      <style:text-properties officeooo:rsid="000fb8f4"/>
    </style:style>
    <style:style style:name="T20" style:family="text">
      <style:text-properties fo:language="en" fo:country="US" fo:font-style="italic" style:font-style-asian="italic" style:font-style-complex="italic"/>
    </style:style>
    <style:style style:name="T21" style:family="text">
      <style:text-properties style:font-name="Palatino Linotype" fo:language="en" fo:country="US"/>
    </style:style>
    <style:style style:name="T22" style:family="text">
      <style:text-properties style:text-position="0% 100%" style:font-name="Tahoma" fo:language="en" fo:country="US" style:font-name-asian="Palatino Linotype2" style:font-name-complex="Palatino Linotype2"/>
    </style:style>
    <style:style style:name="T23" style:family="text">
      <style:text-properties style:text-position="sub 58%" style:font-name="Palatino Linotype1" fo:language="en" fo:country="US" style:font-name-asian="Palatino Linotype2" style:font-name-complex="Palatino Linotype2"/>
    </style:style>
    <style:style style:name="T24" style:family="text">
      <style:text-properties style:text-position="0% 100%" style:font-name="Palatino Linotype1" fo:language="en" fo:country="US" style:font-name-asian="Palatino Linotype2" style:font-name-complex="Palatino Linotype2"/>
    </style:style>
    <style:style style:name="T25" style:family="text">
      <style:text-properties style:text-position="0% 100%" style:font-name="Palatino Linotype1" fo:language="en" fo:country="US" officeooo:rsid="00290caa" style:font-name-asian="Palatino Linotype2" style:font-name-complex="Palatino Linotype2"/>
    </style:style>
    <style:style style:name="T26" style:family="text">
      <style:text-properties style:text-position="0% 100%" style:font-name="Tahoma" fo:language="en" fo:country="US" fo:font-weight="normal" style:font-name-asian="Palatino Linotype2" style:font-weight-asian="normal" style:font-name-complex="Palatino Linotype2" style:font-weight-complex="normal"/>
    </style:style>
    <style:style style:name="T27" style:family="text">
      <style:text-properties style:text-position="sub 58%" style:font-name="Palatino Linotype1" fo:language="en" fo:country="US" fo:font-weight="normal" style:font-name-asian="Palatino Linotype2" style:font-weight-asian="normal" style:font-name-complex="Palatino Linotype2" style:font-weight-complex="normal"/>
    </style:style>
    <style:style style:name="T28" style:family="text">
      <style:text-properties style:text-position="0% 100%" style:font-name="Palatino Linotype1" fo:language="en" fo:country="US" fo:font-weight="normal" style:font-name-asian="Palatino Linotype2" style:font-weight-asian="normal" style:font-name-complex="Palatino Linotype2" style:font-weight-complex="normal"/>
    </style:style>
    <style:style style:name="T29" style:family="text">
      <style:text-properties style:text-position="0% 100%" style:font-name="Helvetica" fo:language="en" fo:country="US" fo:font-weight="normal" style:font-name-asian="Palatino Linotype2" style:font-weight-asian="normal" style:font-name-complex="Palatino Linotype2" style:font-weight-complex="normal"/>
    </style:style>
    <style:style style:name="T30" style:family="text">
      <style:text-properties style:text-position="sub 58%" style:font-name="GungSeo" fo:language="en" fo:country="US" fo:font-weight="normal" style:font-name-asian="Palatino Linotype2" style:font-weight-asian="normal" style:font-name-complex="Palatino Linotype2" style:font-weight-complex="normal"/>
    </style:style>
    <style:style style:name="T31" style:family="text">
      <style:text-properties style:text-position="0% 100%" style:font-name="Tahoma" fo:language="en" fo:country="US" fo:font-weight="normal" officeooo:rsid="00118c6a" style:font-name-asian="Palatino Linotype2" style:font-weight-asian="normal" style:font-name-complex="Palatino Linotype2" style:font-weight-complex="normal"/>
    </style:style>
    <style:style style:name="T32" style:family="text">
      <style:text-properties style:text-position="0% 100%" style:font-name="Palatino Linotype1" fo:language="en" fo:country="US" fo:font-weight="normal" officeooo:rsid="00118c6a" style:font-name-asian="Palatino Linotype2" style:font-weight-asian="normal" style:font-name-complex="Palatino Linotype2" style:font-weight-complex="normal"/>
    </style:style>
    <style:style style:name="T33" style:family="text">
      <style:text-properties style:text-position="super 58%" style:font-name="Palatino Linotype1" fo:language="en" fo:country="US" fo:font-weight="normal" officeooo:rsid="00118c6a" style:font-name-asian="Palatino Linotype2" style:font-weight-asian="normal" style:font-name-complex="Palatino Linotype2" style:font-weight-complex="normal"/>
    </style:style>
    <style:style style:name="T34" style:family="text">
      <style:text-properties style:text-position="super 58%" style:font-name="Tahoma" fo:language="en" fo:country="US" fo:font-weight="normal" officeooo:rsid="00118c6a" style:font-name-asian="Palatino Linotype2" style:font-weight-asian="normal" style:font-name-complex="Palatino Linotype2" style:font-weight-complex="normal"/>
    </style:style>
    <style:style style:name="T35" style:family="text">
      <style:text-properties style:text-position="0% 100%" style:font-name="Palatino Linotype1" fo:language="en" fo:country="US" fo:font-weight="normal" officeooo:rsid="000fb8f4" style:font-name-asian="Palatino Linotype2" style:font-weight-asian="normal" style:font-name-complex="Palatino Linotype2" style:font-weight-complex="normal"/>
    </style:style>
    <style:style style:name="T36" style:family="text">
      <style:text-properties style:text-position="0% 100%" style:font-name="Palatino Linotype1" fo:language="en" fo:country="US" fo:font-weight="normal" officeooo:rsid="00124104" style:font-name-asian="Palatino Linotype2" style:font-weight-asian="normal" style:font-name-complex="Palatino Linotype2" style:font-weight-complex="normal"/>
    </style:style>
    <style:style style:name="T37" style:family="text">
      <style:text-properties fo:language="en" fo:country="US" officeooo:rsid="00118c6a"/>
    </style:style>
    <style:style style:name="T38" style:family="text">
      <style:text-properties officeooo:rsid="00118c6a"/>
    </style:style>
    <style:style style:name="T39" style:family="text">
      <style:text-properties fo:language="en" fo:country="US" officeooo:rsid="00137226"/>
    </style:style>
    <style:style style:name="T40" style:family="text">
      <style:text-properties officeooo:rsid="002a70ab"/>
    </style:style>
    <style:style style:name="T41" style:family="text">
      <style:text-properties fo:language="en" fo:country="US" officeooo:rsid="00137df2"/>
    </style:style>
    <style:style style:name="T42" style:family="text">
      <style:text-properties fo:language="en" fo:country="US" officeooo:rsid="00219bec"/>
    </style:style>
    <style:style style:name="T43" style:family="text">
      <style:text-properties fo:font-size="10pt" fo:language="en" fo:country="US" officeooo:rsid="001e41be" style:font-size-asian="8.75pt" style:font-size-complex="10pt"/>
    </style:style>
    <style:style style:name="T44" style:family="text">
      <style:text-properties fo:font-size="10pt" officeooo:rsid="0038f80c" style:font-size-asian="8.75pt" style:font-size-complex="10pt"/>
    </style:style>
    <style:style style:name="T45" style:family="text">
      <style:text-properties fo:font-size="10pt" officeooo:rsid="001e41be" style:font-size-asian="8.75pt" style:font-size-complex="10pt"/>
    </style:style>
    <style:style style:name="T46" style:family="text">
      <style:text-properties fo:font-size="10pt" fo:language="en" fo:country="US" officeooo:rsid="00137226" style:font-size-asian="8.75pt" style:font-size-complex="10pt"/>
    </style:style>
    <style:style style:name="T47" style:family="text">
      <style:text-properties style:text-position="0% 100%" style:font-name="Palatino Linotype1" fo:language="en" fo:country="US" fo:font-weight="normal" officeooo:rsid="00137df2" style:font-name-asian="Palatino Linotype2" style:font-weight-asian="normal" style:font-name-complex="Palatino Linotype2" style:font-weight-complex="normal"/>
    </style:style>
    <style:style style:name="T48" style:family="text">
      <style:text-properties style:text-position="0% 100%" style:font-name="Palatino Linotype1" fo:font-size="10pt" fo:language="en" fo:country="US" fo:font-style="italic" fo:font-weight="normal" officeooo:rsid="00137df2" style:font-name-asian="Palatino Linotype2" style:font-size-asian="10pt" style:font-style-asian="italic" style:font-weight-asian="normal" style:font-name-complex="Palatino Linotype2" style:font-size-complex="10pt" style:font-style-complex="italic" style:font-weight-complex="normal"/>
    </style:style>
    <style:style style:name="T49" style:family="text">
      <style:text-properties style:text-position="0% 100%" style:font-name="Palatino Linotype1" fo:font-size="10pt" fo:language="en" fo:country="US" fo:font-style="italic" fo:font-weight="normal" officeooo:rsid="0025657a" style:font-name-asian="Palatino Linotype2" style:font-size-asian="10pt" style:font-style-asian="italic" style:font-weight-asian="normal" style:font-name-complex="Palatino Linotype2" style:font-size-complex="10pt" style:font-style-complex="italic" style:font-weight-complex="normal"/>
    </style:style>
    <style:style style:name="T50" style:family="text">
      <style:text-properties officeooo:rsid="0021e5d0"/>
    </style:style>
    <style:style style:name="T51" style:family="text">
      <style:text-properties style:text-position="0% 100%" style:font-name="Palatino Linotype1" fo:font-size="10pt" fo:language="en" fo:country="US" fo:font-style="italic" fo:font-weight="normal" officeooo:rsid="00118c6a" style:font-name-asian="Palatino Linotype2" style:font-size-asian="10pt" style:font-style-asian="italic" style:font-weight-asian="normal" style:font-name-complex="Palatino Linotype2" style:font-size-complex="10pt" style:font-style-complex="italic" style:font-weight-complex="normal"/>
    </style:style>
    <style:style style:name="T52" style:family="text">
      <style:text-properties style:text-position="0% 100%" style:font-name="Palatino Linotype1" fo:font-size="10pt" fo:language="en" fo:country="US" fo:font-style="italic" fo:font-weight="normal" officeooo:rsid="0013f1b4" style:font-name-asian="Palatino Linotype2" style:font-size-asian="10pt" style:font-style-asian="italic" style:font-weight-asian="normal" style:font-name-complex="Palatino Linotype2" style:font-size-complex="10pt" style:font-style-complex="italic" style:font-weight-complex="normal"/>
    </style:style>
    <style:style style:name="T53" style:family="text">
      <style:text-properties style:text-position="0% 100%" style:font-name="Palatino Linotype1" fo:font-size="10pt" fo:language="en" fo:country="US" fo:font-weight="normal" officeooo:rsid="0025657a" style:font-name-asian="Palatino Linotype2" style:font-size-asian="10pt" style:font-weight-asian="normal" style:font-name-complex="Palatino Linotype2" style:font-size-complex="10pt" style:font-weight-complex="normal"/>
    </style:style>
    <style:style style:name="T54" style:family="text">
      <style:text-properties fo:language="en" fo:country="US" officeooo:rsid="0013f1b4"/>
    </style:style>
    <style:style style:name="T55" style:family="text">
      <style:text-properties fo:language="en" fo:country="US" officeooo:rsid="001ea971"/>
    </style:style>
    <style:style style:name="T56" style:family="text">
      <style:text-properties fo:language="en" fo:country="US" officeooo:rsid="0021e5d0"/>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5.235cm" fo:text-indent="-0.635cm" fo:margin-left="5.2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87cm" fo:text-indent="-0.635cm" fo:margin-left="5.8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505cm" fo:text-indent="-0.635cm" fo:margin-left="6.5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7.14cm" fo:text-indent="-0.635cm" fo:margin-left="7.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775cm" fo:text-indent="-0.635cm" fo:margin-left="7.7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41cm" fo:text-indent="-0.635cm" fo:margin-left="8.4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9.045cm" fo:text-indent="-0.635cm" fo:margin-left="9.0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68cm" fo:text-indent="-0.635cm" fo:margin-left="9.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315cm" fo:text-indent="-0.635cm" fo:margin-left="10.3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95cm" fo:text-indent="-0.635cm" fo:margin-left="10.9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roposal</text:p>
      <text:p text:style-name="MDPI_5f_1.2_5f_title">Physics-informed neural networks to solve the many-electrons time-dependent Schrödinger equation</text:p>
      <text:p text:style-name="MDPI_5f_1.3_5f_authornames"><text:span text:style-name="T1">Afthash Sahal Ubaid Puzhakkal</text:span><text:span text:style-name="T2"> </text:span><text:span text:style-name="T3">1</text:span></text:p>
      <text:p text:style-name="P2"><text:span text:style-name="T4">Abstract: </text:span><text:span text:style-name="T5">The Schrodinger equation </text:span><text:span text:style-name="T6">describes</text:span><text:span text:style-name="T5"> how quantum systems evolve over time. </text:span><text:span text:style-name="T6">Solving it for higher dimensional many-body systems can be computationally expensive using analytical methods. Physics-informed Neural Networks (PINNs) offer a promising alternative by using deep learning to find solutions while enforcing physical laws via loss functions. Through this research, I aim to develop a PINN framework </text:span><text:span text:style-name="T7">to solve many-electron time-dependent Schrodinger equation (TDSE). The study will begin with a single-electron system in a one-dimensional harmonic potential then later scale the model to solve two-electron systems while considering electron-electron interaction. I will evaluate the model against know analytical solutions based on mean-squared error and probability density graph. Later on the study, I would also like to explore advanced training strategies like causal training and structure-preserving PINNs to improve performance. This research project is expected to provide a computationally efficient and scalable alternative for solving quantum wave functions.</text:span></text:p>
      <text:p text:style-name="MDPI_5f_1.8_5f_keywords"><text:span text:style-name="T4">Keywords: </text:span><text:span text:style-name="T8">Neural Networks, Physics-informed Neural Networks, Schrodinger Equation, Quantum Physics, One-Dimensional harmonic oscillator, Many-Electron system.</text:span></text:p>
      <text:p text:style-name="MDPI_5f_1.9_5f_line"><text:span text:style-name="T2"/></text:p>
      <text:h text:style-name="MDPI_5f_2.1_5f_heading1" text:outline-level="1"><text:span text:style-name="T2">1. Introduction </text:span><text:span text:style-name="T1">and Research Problem</text:span></text:h>
      <text:p text:style-name="P3">The Schrödinger equation is a fundamental equation in quantum mechanics, governing the wave function of a non-relativistic quantum-mechanical system. Traditional numerical solvers, such as Crank-Nicholson and Runge-Kutta, are widely used but they will become computationally expensive when scaling to many electron <text:span text:style-name="T9">high-dimensional</text:span> systems. Physics-Informed Neural Networks (PINNs) offer a promising alternative by enabling efficient and flexible solutions to quantum equations​ [1]. PINNs are a type of universal function approximators that can embed the knowledge of any physical laws that govern a given data-set in the learning process, and can be described by partial differential equations (PDEs) [4].</text:p>
      <text:p text:style-name="MDPI_5f_3.1_5f_text">My research project focuses on developing PINN-based solvers for the many-electrons time-dependent Schrödinger equation (TDSE). Prior studies, such as Shah et al. (2022), demonstrated the effectiveness of PINNs for single-electron 1D harmonic oscillator problems​ [2]. The recent work of Hao et al. (2024) on structure-preserving PINNs suggests a new techniques for improving stability in time-dependent PDEs, which could be adapted for quantum simulations [3]. This project aims to extend PINNs to many-electron systems, addressing:</text:p>
      <text:list text:style-name="WWNum2">
        <text:list-item>
          <text:p text:style-name="P4" loext:marker-style-name="T2"><text:span text:style-name="T2">Electron-electron interactions using modified loss functions.</text:span></text:p>
        </text:list-item>
        <text:list-item>
          <text:p text:style-name="P5">Higher-dimensional modeling beyond 1D systems.</text:p>
        </text:list-item>
      </text:list>
      <text:p text:style-name="P6"/>
      <text:p text:style-name="MDPI_5f_3.1_5f_text">By <text:span text:style-name="T9">combining the results</text:span> from PINNs and scientific computing, this research project aims to develop a scalable and efficient Schrödinger equation solver, bridging the gap between machine learning and quantum mechanics. The findings could benefit quantum <text:soft-page-break/>chemistry, condensed matter physics, and quantum computing, where solving many-body quantum systems remains a computational bottleneck.</text:p>
      <text:h text:style-name="MDPI_5f_2.1_5f_heading1" text:outline-level="1"><text:span text:style-name="T2">2. </text:span><text:span text:style-name="T10">Datasets</text:span></text:h>
      <text:p text:style-name="P7">Since Physics-Informed Neural Networks (PINNs) do not require labeled data for training, we will generate random uniform collocation points within the spatial and temporal domain to enforce the Schrödinger equation along with initial and boundary conditions. I will demonstrate my method below using a single-electron <text:span text:style-name="T11">in</text:span> one-dimensional <text:span text:style-name="T11">harmonic potential</text:span> example. This example stand as a well understood benchmark for validating the PINN model before scaling to many-electron model [2]. </text:p>
      <text:p text:style-name="P7">For training, the spatial domain is set to x ∈ [−50, 50] nanometers (nm), ensuring the wavefunction remains well-contained within a finite region. A time domain of t ∈ [0, 50] picoseconds (ps) is chosen to analyze long-time evolution stability of the system​. We use separate uniform random points within the space and time domain to calculate each losses. For this example model, I am using 3140, 314 and 200 points to calculate the PDE loss, Initial condition loss and Boundary condition loss respectively.</text:p>
      <text:p text:style-name="P7">For testing, initially we will define a 628×628 grid of evenly placed x and t points using the same domain we used for training. Later, based on the grid, an analytical solution will be generated using the equation:</text:p>
      <text:p text:style-name="MDPI_5f_3.1_5f_text"><text:span text:style-name="T2"/></text:p>
      <text:p text:style-name="P8"><text:span text:style-name="T2"><draw:frame draw:style-name="fr1" draw:name="Object1" text:anchor-type="as-char" svg:y="-0.714cm" svg:width="3.852cm" svg:height="0.838cm" draw:z-index="0"><draw:object xlink:href="./Object 1" xlink:type="simple" xlink:show="embed" xlink:actuate="onLoad"/><draw:image xlink:href="./ObjectReplacements/Object 1" xlink:type="simple" xlink:show="embed" xlink:actuate="onLoad"/><svg:desc>formula</svg:desc></draw:frame></text:span><text:span text:style-name="T2"><text:tab/><text:tab/><text:tab/><text:tab/><text:tab/><text:tab/>(</text:span><text:span text:style-name="T12">1</text:span><text:span text:style-name="T2">)</text:span></text:p>
      <text:p text:style-name="P8"><text:span text:style-name="T2"/></text:p>
      <text:p text:style-name="P9">where,</text:p>
      <text:p text:style-name="P8"><text:span text:style-name="T2"/></text:p>
      <text:p text:style-name="P8"><text:span text:style-name="T2"><draw:frame draw:style-name="fr1" draw:name="Object2" text:anchor-type="as-char" svg:y="-0.73cm" svg:width="4.052cm" svg:height="1.113cm" draw:z-index="1"><draw:object xlink:href="./Object 2" xlink:type="simple" xlink:show="embed" xlink:actuate="onLoad"/><draw:image xlink:href="./ObjectReplacements/Object 2" xlink:type="simple" xlink:show="embed" xlink:actuate="onLoad"/><svg:desc>formula</svg:desc></draw:frame></text:span><text:span text:style-name="T2"><text:tab/><text:tab/><text:tab/><text:tab/><text:tab/><text:tab/>(</text:span><text:span text:style-name="T12">2</text:span><text:span text:style-name="T2">)</text:span></text:p>
      <text:p text:style-name="P8"><text:span text:style-name="T2"/></text:p>
      <text:p text:style-name="P9">and,</text:p>
      <text:p text:style-name="P8"><text:span text:style-name="T2"/></text:p>
      <text:p text:style-name="P8"><text:span text:style-name="T2"><draw:frame draw:style-name="fr1" draw:name="Object3" text:anchor-type="as-char" svg:y="-0.621cm" svg:width="2.561cm" svg:height="1.004cm" draw:z-index="2"><draw:object xlink:href="./Object 3" xlink:type="simple" xlink:show="embed" xlink:actuate="onLoad"/><draw:image xlink:href="./ObjectReplacements/Object 3" xlink:type="simple" xlink:show="embed" xlink:actuate="onLoad"/><svg:desc>formula</svg:desc></draw:frame></text:span><text:span text:style-name="T2"><text:tab/><text:tab/><text:tab/><text:tab/><text:tab/><text:tab/><text:tab/><text:tab/>(</text:span><text:span text:style-name="T12">3</text:span><text:span text:style-name="T2">)</text:span></text:p>
      <text:h text:style-name="MDPI_5f_2.1_5f_heading1" text:outline-level="1"><text:span text:style-name="T2">3. </text:span><text:span text:style-name="T13">Task Selection and Benefit</text:span></text:h>
      <text:p text:style-name="P7">The primary task for this research project is to develop a PINN framework that accurately models quantum wavefunction evolution, starting with a single-electron one dimensional harmonic potential before extending to many-electron systems​.</text:p>
      <text:h text:style-name="P10" text:outline-level="2"><text:span text:style-name="T2">3.1. </text:span><text:span text:style-name="T13">Why PINNs for TDSE?</text:span></text:h>
      <text:p text:style-name="MDPI_5f_3.2_5f_text_5f_no_5f_indent">Traditional numerical methods suffer from computational inefficiency when scaling to high-dimensional many-body quantum systems. PINNs offer:</text:p>
      <text:list text:continue-numbering="true" text:style-name="WWNum2">
        <text:list-item>
          <text:p text:style-name="P11" loext:marker-style-name="T2"><text:span text:style-name="T2">Continuous solutions without explicit discretization.</text:span></text:p>
        </text:list-item>
        <text:list-item>
          <text:p text:style-name="P12">Integration of physics constraints, requiring little to no labeled data for training​.</text:p>
        </text:list-item>
        <text:list-item>
          <text:p text:style-name="P13" loext:marker-style-name="T2"><text:span text:style-name="T2">If we </text:span><text:span text:style-name="T14">use</text:span><text:span text:style-name="T2"> structure-preserving training strategies [3], we can preserve the model stability for longer time domain.</text:span></text:p>
        </text:list-item>
      </text:list>
      <text:h text:style-name="P14" text:outline-level="2"><text:span text:style-name="T2">3.</text:span><text:span text:style-name="T15">2</text:span><text:span text:style-name="T2">. </text:span><text:span text:style-name="T13">Benefits to Research and Industry</text:span></text:h>
      <text:list xml:id="list225233366235295" text:continue-numbering="true" text:style-name="WWNum2">
        <text:list-item>
          <text:p text:style-name="P11" loext:marker-style-name="T2"><text:span text:style-name="T2">Quantum Computing &amp; Materials Science: PINNs can efficiently model quantum dynamics for designing quantum circuits and semiconductors​ [5].</text:span></text:p>
        </text:list-item>
        <text:list-item>
          <text:p text:style-name="P12">Computational Efficiency: Unlike <text:span text:style-name="T16">numerical</text:span> solvers, PINNs are scalable and they can generalize to different system parameters without retraining [6].</text:p>
        </text:list-item>
      </text:list>
      <text:p text:style-name="P15"><text:soft-page-break/><text:span text:style-name="T2"/></text:p>
      <text:h text:style-name="P16" text:outline-level="1"><text:span text:style-name="T13">4</text:span><text:span text:style-name="T2">. </text:span><text:span text:style-name="T13">Research Questions</text:span></text:h>
      <text:p text:style-name="MDPI_5f_3.2_5f_text_5f_no_5f_indent">The following research questions ensure a clear focus on key computational and physical challenges:</text:p>
      <text:list text:style-name="L1">
        <text:list-item>
          <text:p text:style-name="P17">Can PINNs accurately approximate the time evolution of a many-electron wavefunction?</text:p>
        </text:list-item>
        <text:list-item>
          <text:p text:style-name="P18">How does the accuracy and computational efficiency of PINNs compare to <text:span text:style-name="T17">numerical</text:span> solvers?</text:p>
        </text:list-item>
        <text:list-item>
          <text:p text:style-name="P19" loext:marker-style-name="T2"><text:span text:style-name="T2">What loss function modifications improve PINN training stability for long-time quantum wavefunction evolution?</text:span></text:p>
        </text:list-item>
        <text:list-item>
          <text:p text:style-name="P19" loext:marker-style-name="T2"><text:span text:style-name="T2">How does the inclusion of electron-electron interactions affect PINN performance in many-electron systems?</text:span></text:p>
        </text:list-item>
      </text:list>
      <text:p text:style-name="MDPI_5f_3.2_5f_text_5f_no_5f_indent">These questions guide the neural network architecture and evaluation metrics, ensuring that the study addresses key limitations in PINN-based quantum solvers.</text:p>
      <text:p text:style-name="MDPI_5f_3.2_5f_text_5f_no_5f_indent"/>
      <text:h text:style-name="P20" text:outline-level="1"><text:span text:style-name="T18">5</text:span><text:span text:style-name="T2">. </text:span><text:span text:style-name="T18">Proposed Methodology</text:span></text:h>
      <text:p text:style-name="MDPI_5f_3.1_5f_text"><text:span text:style-name="T19">T</text:span>he proposed methodology involves defining the PINN architecture, training strategy and evaluation metrics. Here I will use the same example of the one-dimensional single-electron model I mentioned in section 2.</text:p>
      <text:h text:style-name="P21" text:outline-level="2"><text:span text:style-name="T18">5</text:span><text:span text:style-name="T2">.1. </text:span><text:span text:style-name="T18">PINN Architecture</text:span></text:h>
      <text:list xml:id="list225233341835312" text:continue-list="list225233366235295" text:style-name="WWNum2">
        <text:list-item>
          <text:p text:style-name="P22" loext:marker-style-name="T2"><text:span text:style-name="T2">I used a fully connected feed forward neural network (FNN) with 6 hidden layers consisting of 512 neurons each. </text:span><text:span text:style-name="T18">Two inputs, x and t. Output will be the real and imaginary part of the corresponding wavefunction.</text:span></text:p>
        </text:list-item>
        <text:list-item>
          <text:p text:style-name="P23"><text:span text:style-name="T2">Activation function: Here I am using </text:span><text:span text:style-name="T20">tanh</text:span><text:span text:style-name="T2"> activation function. The activation function has to k + 1 differentiable for a PDE of order k. So the activation function choices are limited to functions like </text:span><text:span text:style-name="T20">tanh</text:span><text:span text:style-name="T2"> and </text:span><text:span text:style-name="T20">SiLU</text:span><text:span text:style-name="T2"> [2].</text:span></text:p>
        </text:list-item>
        <text:list-item>
          <text:p text:style-name="P24"><text:span text:style-name="T2">Adam </text:span><text:span text:style-name="T21">optimizer</text:span><text:span text:style-name="T2"> </text:span><text:span text:style-name="T12">is used </text:span><text:span text:style-name="T2">with </text:span><text:span text:style-name="T22">β</text:span><text:span text:style-name="T23">1 </text:span><text:span text:style-name="T24">= 0.</text:span><text:span text:style-name="T25">0</text:span><text:span text:style-name="T24">9 and </text:span><text:span text:style-name="T26">β</text:span><text:span text:style-name="T27">2</text:span><text:span text:style-name="T28"> = 0.999</text:span></text:p>
        </text:list-item>
        <text:list-item>
          <text:p text:style-name="P24"><text:span text:style-name="T28">Learning rate is initialized at </text:span><text:span text:style-name="T26">ɑ</text:span><text:span text:style-name="T27">0</text:span><text:span text:style-name="T28"> = 0.001 with exponential decay rate </text:span><text:span text:style-name="T29">γ <text:s/></text:span><text:span text:style-name="T28">= 0.9 at decay steps t</text:span><text:span text:style-name="T30">γ</text:span><text:span text:style-name="T28">= 2000 training steps with schedule </text:span><text:span text:style-name="T26">ɑ</text:span><text:span text:style-name="T27">t</text:span><text:span text:style-name="T28"> = </text:span><text:span text:style-name="T26">ɑ</text:span><text:span text:style-name="T27">0</text:span><text:span text:style-name="T28"> * </text:span><text:span text:style-name="T31">γ</text:span><text:span text:style-name="T32"> </text:span><text:span text:style-name="T33">t/t</text:span><text:span text:style-name="T34">γ</text:span><text:span text:style-name="T32">. </text:span></text:p>
        </text:list-item>
      </text:list>
      <text:h text:style-name="P25" text:outline-level="2"><text:span text:style-name="T35">5</text:span><text:span text:style-name="T32">.</text:span><text:span text:style-name="T36">2</text:span><text:span text:style-name="T32">. </text:span><text:span text:style-name="T36">Loss Function Components</text:span></text:h>
      <text:p text:style-name="MDPI_5f_3.2_5f_text_5f_no_5f_indent">Loss functions are crucial for every PINN because that is where we specify what the model should learn. A typical PINN model consists of mainly three loss functions:</text:p>
      <text:list text:style-name="WWNum4">
        <text:list-item>
          <text:p text:style-name="P26" loext:marker-style-name="T2"><text:span text:style-name="T2">PDE Loss (Physics Loss): This loss is created from the partial derivative equation (PDE) we are trying to solve. In the case of this </text:span><text:span text:style-name="T12">study</text:span><text:span text:style-name="T2">, it is the Schrodinger equation. </text:span><text:span text:style-name="T37">The first step is to create a residual using the PDE. The Schrodinger equation can be written as,</text:span></text:p>
        </text:list-item>
      </text:list>
      <text:p text:style-name="P27"><draw:frame draw:style-name="fr1" draw:name="Object6" text:anchor-type="as-char" svg:y="-0.681cm" svg:width="6.198cm" svg:height="1.124cm" draw:z-index="3"><draw:object xlink:href="./Object 4" xlink:type="simple" xlink:show="embed" xlink:actuate="onLoad"/><draw:image xlink:href="./ObjectReplacements/Object 4" xlink:type="simple" xlink:show="embed" xlink:actuate="onLoad"/><svg:desc>formula</svg:desc></draw:frame><text:tab/><text:tab/><text:tab/>(<text:span text:style-name="T17">4</text:span>)</text:p>
      <text:p text:style-name="P27"/>
      <text:p text:style-name="MDPI_5f_3.1_5f_text">Then we will create the residual by bringing everything at the RHS to LHS.</text:p>
      <text:p text:style-name="P27"/>
      <text:p text:style-name="P28"><draw:frame draw:style-name="fr1" draw:name="Object7" text:anchor-type="as-char" svg:y="-0.681cm" svg:width="8.461cm" svg:height="1.124cm" draw:z-index="4"><draw:object xlink:href="./Object 5" xlink:type="simple" xlink:show="embed" xlink:actuate="onLoad"/><draw:image xlink:href="./ObjectReplacements/Object 5" xlink:type="simple" xlink:show="embed" xlink:actuate="onLoad"/><svg:desc>formula</svg:desc></draw:frame><text:tab/>(<text:span text:style-name="T17">5</text:span>)</text:p>
      <text:p text:style-name="P28"/>
      <text:p text:style-name="MDPI_5f_3.1_5f_text">During training, we will try to reduce this residual to zero. The PDE Loss can be <text:tab/>found using the formula,</text:p>
      <text:p text:style-name="P28"/>
      <text:p text:style-name="P28"><text:soft-page-break/><draw:frame draw:style-name="fr1" draw:name="Object8" text:anchor-type="as-char" svg:y="-0.751cm" svg:width="7.288cm" svg:height="1.198cm" draw:z-index="5"><draw:object xlink:href="./Object 6" xlink:type="simple" xlink:show="embed" xlink:actuate="onLoad"/><draw:image xlink:href="./ObjectReplacements/Object 6" xlink:type="simple" xlink:show="embed" xlink:actuate="onLoad"/><svg:desc>formula</svg:desc></draw:frame><text:tab/><text:tab/>(<text:span text:style-name="T17">6</text:span>)</text:p>
      <text:p text:style-name="P28"/>
      <text:list text:continue-numbering="true" text:style-name="WWNum4">
        <text:list-item>
          <text:p text:style-name="P29"><text:span text:style-name="T2">Initial condition loss: Through this loss, we will enforce how the wavefunction should behave when t = 0. In our case, it is the ground state of </text:span><text:span text:style-name="T37">the </text:span><text:span text:style-name="T2">electron. </text:span></text:p>
        </text:list-item>
      </text:list>
      <text:p text:style-name="P30"><text:tab/><draw:frame draw:style-name="fr1" draw:name="Object4" text:anchor-type="as-char" svg:y="-0.73cm" svg:width="4.052cm" svg:height="1.113cm" draw:z-index="6"><draw:object xlink:href="./Object 7" xlink:type="simple" xlink:show="embed" xlink:actuate="onLoad"/><draw:image xlink:href="./ObjectReplacements/Object 7" xlink:type="simple" xlink:show="embed" xlink:actuate="onLoad"/><svg:desc>formula</svg:desc></draw:frame><text:tab/><text:tab/><text:tab/><text:tab/><text:tab/><text:tab/><text:span text:style-name="T38">(</text:span><text:span text:style-name="T17">7</text:span><text:span text:style-name="T38">)</text:span></text:p>
      <text:p text:style-name="P30"/>
      <text:p text:style-name="P31">The initial condition loss can be found using the formula</text:p>
      <text:p text:style-name="P30"/>
      <text:p text:style-name="P32"><draw:frame draw:style-name="fr1" draw:name="Object9" text:anchor-type="as-char" svg:y="-0.751cm" svg:width="5.992cm" svg:height="1.198cm" draw:z-index="7"><draw:object xlink:href="./Object 8" xlink:type="simple" xlink:show="embed" xlink:actuate="onLoad"/><draw:image xlink:href="./ObjectReplacements/Object 8" xlink:type="simple" xlink:show="embed" xlink:actuate="onLoad"/><svg:desc>formula</svg:desc></draw:frame><text:tab/><text:tab/><text:tab/><text:tab/>(<text:span text:style-name="T17">8</text:span>)</text:p>
      <text:p text:style-name="P32"/>
      <text:list text:continue-numbering="true" text:style-name="WWNum4">
        <text:list-item>
          <text:p text:style-name="P33" loext:marker-style-name="T2"><text:span text:style-name="T2">Boundary condition loss: Through this loss, we enforce how the model should behave at the spatial boundaries. We are using Dirichlet boundary conditions so the wavefunction will be zero at the boundaries. The boundary condition loss can be found using the formula,</text:span></text:p>
        </text:list-item>
      </text:list>
      <text:p text:style-name="P34"><draw:frame draw:style-name="fr1" draw:name="Object10" text:anchor-type="as-char" svg:y="-0.751cm" svg:width="5.124cm" svg:height="1.198cm" draw:z-index="8"><draw:object xlink:href="./Object 9" xlink:type="simple" xlink:show="embed" xlink:actuate="onLoad"/><draw:image xlink:href="./ObjectReplacements/Object 9" xlink:type="simple" xlink:show="embed" xlink:actuate="onLoad"/><svg:desc>formula</svg:desc></draw:frame><text:tab/><text:tab/><text:tab/><text:tab/><text:tab/>(<text:span text:style-name="T17">9</text:span>)</text:p>
      <text:p text:style-name="P34"/>
      <text:p text:style-name="MDPI_5f_3.2_5f_text_5f_no_5f_indent">We can then calculate the total loss using the equation,</text:p>
      <text:p text:style-name="P34"/>
      <text:p text:style-name="P34"><draw:frame draw:style-name="fr1" draw:name="Object11" text:anchor-type="as-char" svg:y="-0.379cm" svg:width="5.136cm" svg:height="0.534cm" draw:z-index="9"><draw:object xlink:href="./Object 10" xlink:type="simple" xlink:show="embed" xlink:actuate="onLoad"/><draw:image xlink:href="./ObjectReplacements/Object 10" xlink:type="simple" xlink:show="embed" xlink:actuate="onLoad"/><svg:desc>formula</svg:desc></draw:frame><text:tab/><text:tab/><text:tab/><text:tab/><text:tab/>(<text:span text:style-name="T17">10</text:span>)</text:p>
      <text:p text:style-name="P34"/>
      <text:p text:style-name="MDPI_5f_3.2_5f_text_5f_no_5f_indent">where the λ variables are the respective regularization parameters for each losses.</text:p>
      <text:p text:style-name="MDPI_5f_3.2_5f_text_5f_no_5f_indent"/>
      <text:h text:style-name="P35" text:outline-level="2"><text:span text:style-name="T35">5</text:span><text:span text:style-name="T32">.</text:span><text:span text:style-name="T36">3</text:span><text:span text:style-name="T32">. </text:span><text:span text:style-name="T36">Evaluation Metrics</text:span></text:h>
      <text:list text:continue-list="list225233341835312" text:style-name="WWNum2">
        <text:list-item>
          <text:p text:style-name="P36" loext:marker-style-name="T2"><text:span text:style-name="T2">Mean squared error between PINN prediction and analytical solution.</text:span></text:p>
        </text:list-item>
        <text:list-item>
          <text:p text:style-name="P37">Probability density graph is compared between PINN prediction and analytical solution.</text:p>
        </text:list-item>
        <text:list-item>
          <text:p text:style-name="P38"><text:span text:style-name="T2">Probability conservation check: </text:span><text:span text:style-name="T2"><draw:frame draw:style-name="fr1" draw:name="Object5" text:anchor-type="as-char" svg:y="-0.467cm" svg:width="2.935cm" svg:height="0.646cm" draw:z-index="10"><draw:object xlink:href="./Object 11" xlink:type="simple" xlink:show="embed" xlink:actuate="onLoad"/><draw:image xlink:href="./ObjectReplacements/Object 11" xlink:type="simple" xlink:show="embed" xlink:actuate="onLoad"/><svg:desc>formula</svg:desc></draw:frame></text:span></text:p>
        </text:list-item>
      </text:list>
      <text:p text:style-name="P39"><text:span text:style-name="T2"/></text:p>
      <text:h text:style-name="P40" text:outline-level="1"><text:span text:style-name="T39">6</text:span><text:span text:style-name="T2">. </text:span><text:span text:style-name="T39">Ethics Statement</text:span></text:h>
      <text:p text:style-name="MDPI_5f_3.2_5f_text_5f_no_5f_indent"><text:span text:style-name="T40">In t</text:span>his <text:span text:style-name="T40">study, I</text:span> adheres to ethical guidelines by ensuring scientific integrity, transparency, and responsible use of resources.</text:p>
      <text:list text:continue-numbering="true" text:style-name="WWNum2">
        <text:list-item>
          <text:p text:style-name="P41" loext:marker-style-name="T2"><text:span text:style-name="T2">No human or sensitive data: This study does not involve human subjects, personal data, or confidential information.</text:span></text:p>
        </text:list-item>
        <text:list-item>
          <text:p text:style-name="P42"><text:span text:style-name="T2">Research integrity and reproducibility: All methodologies, including dataset generation and model training, follow reproducible scientific practices. </text:span><text:span text:style-name="T41">I used publicly available mathematical </text:span><text:span text:style-name="T42">equations</text:span><text:span text:style-name="T41"> and standard machine learning frameworks, ensuring transparency.</text:span></text:p>
        </text:list-item>
        <text:list-item>
          <text:p text:style-name="P43"><text:span text:style-name="T2">Responsible use of computational resources: </text:span><text:span text:style-name="T43">The study is designed to minimize computational costs by optimizing training strategies and using efficient algorithms​. </text:span></text:p>
        </text:list-item>
        <text:list-item>
          <text:p text:style-name="P43">Open science and Knowledge Sharing: <text:span text:style-name="T44">I</text:span><text:span text:style-name="T45"> will document and share </text:span><text:span text:style-name="T44">the finding of this project</text:span><text:span text:style-name="T45"> for further research, contributing to open-access AI applications in quantum mechanics​.</text:span></text:p>
        </text:list-item>
      </text:list>
      <text:p text:style-name="P44"><text:span text:style-name="T46"/></text:p>
      <text:h text:style-name="P45" text:outline-level="1"><text:soft-page-break/><text:span text:style-name="T41">7</text:span><text:span text:style-name="T39">. </text:span><text:span text:style-name="T41">Timeline</text:span></text:h>
      <text:h text:style-name="P46" text:outline-level="2"><text:span text:style-name="T47">7</text:span><text:span text:style-name="T32">.</text:span><text:span text:style-name="T47">1</text:span><text:span text:style-name="T32">. </text:span><text:span text:style-name="T47">Phase 1: </text:span><text:span text:style-name="T48">Literature Review and Model Setup (</text:span><text:span text:style-name="T49">W</text:span><text:span text:style-name="T48">eeks 1-4)</text:span></text:h>
      <text:list text:continue-numbering="true" text:style-name="WWNum2">
        <text:list-item>
          <text:p text:style-name="P47">Review relevant research papers on PINNs, TDSE and many-body quantum systems.</text:p>
        </text:list-item>
        <text:list-item>
          <text:p text:style-name="P47">Define initial model architecture and loss functions based on <text:span text:style-name="T50">one </text:span>previous paper.</text:p>
        </text:list-item>
        <text:list-item>
          <text:p text:style-name="P47">Select benchmark problem: Single-Electron one-dimensional harmonic potential with a well defined analytical solution.</text:p>
        </text:list-item>
      </text:list>
      <text:h text:style-name="P46" text:outline-level="2"><text:span text:style-name="T48">7</text:span><text:span text:style-name="T51">.</text:span><text:span text:style-name="T48">2</text:span><text:span text:style-name="T51">. </text:span><text:span text:style-name="T48">Phase 2: </text:span><text:span text:style-name="T49">Single-Electron PINN Implementation (Weeks 5-8)</text:span></text:h>
      <text:list text:continue-numbering="true" text:style-name="WWNum2">
        <text:list-item>
          <text:p text:style-name="P48">Implement PINN model for a single-electron TDSE in a one-dimensional harmonic potential.</text:p>
        </text:list-item>
        <text:list-item>
          <text:p text:style-name="P48">Compare PINN solution to analytical wave functions.</text:p>
        </text:list-item>
      </text:list>
      <text:h text:style-name="P49" text:outline-level="2"><text:span text:style-name="T48">7</text:span><text:span text:style-name="T51">.</text:span><text:span text:style-name="T48">3</text:span><text:span text:style-name="T51">. </text:span><text:span text:style-name="T48">Phase </text:span><text:span text:style-name="T52">3</text:span><text:span text:style-name="T48">: </text:span><text:span text:style-name="T49">Stability and Model Refinements (Weeks 9-12)</text:span></text:h>
      <text:list text:continue-numbering="true" text:style-name="WWNum2">
        <text:list-item>
          <text:p text:style-name="P48">Introduce <text:span text:style-name="T50">advanced training strategies</text:span> such as causal training and structure preserving PINNs.</text:p>
        </text:list-item>
        <text:list-item>
          <text:p text:style-name="P48">Extend time domain and test long term stability.</text:p>
        </text:list-item>
      </text:list>
      <text:h text:style-name="P49" text:outline-level="2"><text:span text:style-name="T48">7</text:span><text:span text:style-name="T51">.</text:span><text:span text:style-name="T52">4</text:span><text:span text:style-name="T51">. </text:span><text:span text:style-name="T48">Phase </text:span><text:span text:style-name="T52">4</text:span><text:span text:style-name="T48">: </text:span><text:span text:style-name="T49">Many-Electron Model Extension (Weeks 13-16)</text:span></text:h>
      <text:list text:continue-numbering="true" text:style-name="WWNum2">
        <text:list-item>
          <text:p text:style-name="P48">Extend PINN model to two-electron systems in a double quantum dot.</text:p>
        </text:list-item>
        <text:list-item>
          <text:p text:style-name="P48">Incorporate electron-electron iterations to the loss function.</text:p>
        </text:list-item>
      </text:list>
      <text:h text:style-name="P49" text:outline-level="2"><text:span text:style-name="T48">7</text:span><text:span text:style-name="T51">.</text:span><text:span text:style-name="T52">5</text:span><text:span text:style-name="T51">. </text:span><text:span text:style-name="T48">Phase </text:span><text:span text:style-name="T52">5</text:span><text:span text:style-name="T48">: </text:span><text:span text:style-name="T49">Final Testing and Research Report (Weeks 17-20)</text:span></text:h>
      <text:list text:continue-numbering="true" text:style-name="WWNum2">
        <text:list-item>
          <text:p text:style-name="P48">Conduct final model evaluation.</text:p>
        </text:list-item>
        <text:list-item>
          <text:p text:style-name="P48">Summarize findings and prepare research project submission.</text:p>
        </text:list-item>
      </text:list>
      <text:p text:style-name="P50"><text:span text:style-name="T53"/></text:p>
      <text:h text:style-name="P51" text:outline-level="1"><text:span text:style-name="T54">8</text:span><text:span text:style-name="T2">. </text:span><text:span text:style-name="T55">Expected Outcome</text:span></text:h>
      <text:p text:style-name="MDPI_5f_3.2_5f_text_5f_no_5f_indent">The expected outcomes of this research project include:</text:p>
      <text:list text:continue-numbering="true" text:style-name="WWNum2">
        <text:list-item>
          <text:p text:style-name="P52" loext:marker-style-name="T2"><text:span text:style-name="T2">Accurate wavefunction evolution: The PINN model should achieve high accuracy, closely matching analytical solutions for single-electron and </text:span><text:span text:style-name="T56">two</text:span><text:span text:style-name="T2">-electron systems. The model should demonstrate stable long-time evolution of the wavefunction without numerical divergence​. </text:span></text:p>
        </text:list-item>
        <text:list-item>
          <text:p text:style-name="P53">Computational Efficiency &amp; Scalability: The PINN model should display good performance against numerical solvers in terms of computational cost and generalizability​. Develop strategies for scaling the model to many-electron systems, incorporating electron-electron interactions​.</text:p>
        </text:list-item>
        <text:list-item>
          <text:p text:style-name="P54">Contributions to Quantum Computing: The findings could impact quantum chemistry, condensed matter physics, and AI-driven PDE solvers, bridging the gap between machine learning and quantum mechanics​.</text:p>
          <text:h text:style-name="P55" text:outline-level="1"><text:span text:style-name="T2"/></text:h>
          <text:h text:style-name="P56" text:outline-level="1">Abbreviations</text:h>
        </text:list-item>
      </text:list>
      <text:p text:style-name="P57">The following abbreviations are used in this manuscript:</text:p>
      <text:p text:style-name="P57"/>
      <text:p text:style-name="P57">PINN<text:tab/><text:tab/>Physics-informed Neural Networks</text:p>
      <text:p text:style-name="P57">PDE<text:tab/><text:tab/><text:tab/>Partial Differential Equations</text:p>
      <text:p text:style-name="P57">TDSE<text:tab/><text:tab/>Time-Dependent Schrodinger Equation</text:p>
      <text:h text:style-name="P58" text:outline-level="1">References</text:h>
      <text:list text:style-name="WWNum6">
        <text:list-item>
          <text:p text:style-name="P59" loext:marker-style-name="T2"><text:span text:style-name="T2">M. Raissia, P. Perdikarisb, G.E. Karniadakisa, Physics-informed neural networks: A deep learning framework for solving forward and inverse problems involving nonlinear partial differential equations, 2019</text:span></text:p>
        </text:list-item>
        <text:list-item>
          <text:p text:style-name="P59" loext:marker-style-name="T2"><text:span text:style-name="T2">Karan Shah, Patrick Stiller, Nico Hoffmann, Attila Cangi, Physics-Informed Neural Networks as Solvers for the Time-Dependent Schrödinger Equation, 2022</text:span></text:p>
        </text:list-item>
        <text:list-item>
          <text:p text:style-name="P59" loext:marker-style-name="T2"><text:span text:style-name="T2">Baoli Haoa, Ulisses Braga-Netob, Chun Liua, Lifan Wangc, Ming Zhonga, Structure Preserving PINN for Solving Time Dependent PDEs with Periodic Boundary, 2024</text:span></text:p>
        </text:list-item>
        <text:list-item>
          <text:p text:style-name="P59" loext:marker-style-name="T2"><text:span text:style-name="T2">Physics-Informed Neural Networks. Available online: https://en.wikipedia.org/wiki/Physics-informed_neural_networks (accessed on 10/03/2025)</text:span></text:p>
        </text:list-item>
        <text:list-item>
          <text:p text:style-name="P59" loext:marker-style-name="T2"><text:span text:style-name="T2">Jannes Nys, Gabriel Pescia, Alessandro Sinibaldi, Giuseppe Carleo, Ab-initio variational wave functions for the time-dependent many-electron Schrödinger equation, 2024</text:span></text:p>
        </text:list-item>
        <text:list-item>
          <text:p text:style-name="P59" loext:marker-style-name="T2"><text:span text:style-name="T2">Tamara G. Grossmann, Urzula Julia Komorowska, Can physics-informed neural networks beat the finite element method, 2024</text:span></text:p>
        </text:list-item>
      </text:list>
      <text:p text:style-name="P60" loext:marker-style-name="T2"><text:span text:style-name="T2"/></text:p>
      <text:p text:style-name="P61" loext:marker-style-name="T2"><text:span text:style-name="T2">Total word count: 15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ungSeo" svg:font-family="GungSeo"/>
    <style:font-face style:name="Helvetica" svg:font-family="Helvetica" style:font-family-generic="swiss"/>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AU"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0.9cm"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AU"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ody"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it" fo:country="IT"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style:contextual-spacing="false" style:line-height-at-least="0.423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left="none" fo:border-right="none" fo:border-top="none" fo:border-bottom="0.74pt solid #000000" style:shadow="none" fo:keep-with-next="auto" text:number-lines="true" text:line-number="0" style:writing-mode="lr-tb" style:join-border="false">
        <style:tab-stops>
          <style:tab-stop style:position="7.325cm" style:type="center"/>
          <style:tab-stop style:position="14.651cm" style:type="right"/>
        </style:tab-stops>
      </style:paragraph-properties>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1_5f_article_5f_type" style:display-name="MDPI_1.1_article_type" style:family="paragraph" style:next-style-name="Body" style:default-outline-level="">
      <loext:graphic-properties draw:fill="none" draw:fill-color="#ffffff"/>
      <style:paragraph-properties fo:margin-left="0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1.2_5f_title" style:display-name="MDPI_1.2_title" style:family="paragraph" style:next-style-name="Body" style:default-outline-level="">
      <loext:graphic-properties draw:fill="none" draw:fill-color="#ffffff"/>
      <style:paragraph-properties fo:margin-left="0cm" fo:margin-right="0cm" fo:margin-top="0cm" fo:margin-bottom="0.423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8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8pt" style:font-style-asian="normal" style:font-weight-asian="bold" style:font-name-complex="Palatino Linotype2" style:font-family-complex="'Palatino Linotype'" style:font-family-generic-complex="system" style:font-pitch-complex="variable" style:font-size-complex="18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1.3_5f_authornames" style:display-name="MDPI_1.3_authornames" style:family="paragraph" style:next-style-name="Body" style:default-outline-level="">
      <loext:graphic-properties draw:fill="none" draw:fill-color="#ffffff"/>
      <style:paragraph-properties fo:margin-left="0cm" fo:margin-right="0cm" fo:margin-top="0cm" fo:margin-bottom="0.635cm" style:contextual-spacing="false" style:line-height-at-least="0.459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0pt" style:font-style-asian="normal" style:font-weight-asian="bold" style:font-name-complex="Palatino Linotype2" style:font-family-complex="'Palatino Linotype'" style:font-family-generic-complex="system" style:font-pitch-complex="variable" style:font-size-complex="10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1.6_5f_affiliation" style:display-name="MDPI_1.6_affiliation" style:family="paragraph" style:default-outline-level="">
      <loext:graphic-properties draw:fill="none" draw:fill-color="#ffffff"/>
      <style:paragraph-properties fo:margin-left="4.949cm" fo:margin-right="0cm" fo:margin-top="0cm" fo:margin-bottom="0cm" style:contextual-spacing="false" style:line-height-at-least="0.353cm" fo:text-align="justify" style:justify-single-word="false" fo:keep-together="auto" fo:orphans="2" fo:widows="2" fo:hyphenation-ladder-count="no-limit" fo:hyphenation-keep="page" loext:hyphenation-keep-type="column" fo:text-indent="-0.349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8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8pt" style:font-style-asian="normal" style:font-weight-asian="normal" style:font-name-complex="Palatino Linotype2" style:font-family-complex="'Palatino Linotype'" style:font-family-generic-complex="system" style:font-pitch-complex="variable" style:font-size-complex="8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4_5f_history" style:display-name="MDPI_1.4_history" style:family="paragraph" style:next-style-name="Body" style:default-outline-level="">
      <loext:graphic-properties draw:fill="none" draw:fill-color="#ffffff"/>
      <style:paragraph-properties fo:margin-left="0cm" fo:margin-right="0.199cm" fo:margin-top="0cm" fo:margin-bottom="0cm" style:contextual-spacing="false" style:line-height-at-least="0.423cm"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1_5f_citation" style:display-name="MDPI_6.1_citation" style:family="paragraph" style:default-outline-level="">
      <loext:graphic-properties draw:fill="none" draw:fill-color="#ffffff"/>
      <style:paragraph-properties fo:margin-left="0cm" fo:margin-right="0.199cm" fo:margin-top="0.212cm" fo:margin-bottom="0.212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7.2_5f_copyright" style:display-name="MDPI_7.2_copyright" style:family="paragraph" style:default-outline-level="">
      <loext:graphic-properties draw:fill="none" draw:fill-color="#ffffff"/>
      <style:paragraph-properties fo:margin-left="0cm" fo:margin-right="0.199cm" fo:margin-top="0.212cm" fo:margin-bottom="0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7_5f_abstract" style:display-name="MDPI_1.7_abstract" style:family="paragraph" style:next-style-name="Body" style:default-outline-level="">
      <loext:graphic-properties draw:fill="none" draw:fill-color="#ffffff"/>
      <style:paragraph-properties fo:margin-left="4.6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8_5f_keywords" style:display-name="MDPI_1.8_keywords" style:family="paragraph" style:next-style-name="Body" style:default-outline-level="">
      <loext:graphic-properties draw:fill="none" draw:fill-color="#ffffff"/>
      <style:paragraph-properties fo:margin-left="4.6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9_5f_line" style:display-name="MDPI_1.9_line" style:family="paragraph" style:default-outline-level="">
      <loext:graphic-properties draw:fill="none" draw:fill-color="#ffffff"/>
      <style:paragraph-properties fo:margin-left="4.6cm" fo:margin-right="0cm" fo:margin-top="0cm" fo:margin-bottom="0.847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left="none" fo:border-right="none" fo:border-top="none" fo:border-bottom="0.74pt solid #000000"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2.1_5f_heading1" style:display-name="MDPI_2.1_heading1" style:family="paragraph" style:default-outline-level="1" style:list-style-name="">
      <loext:graphic-properties draw:fill="none" draw:fill-color="#ffffff"/>
      <style:paragraph-properties fo:margin-left="4.6cm" fo:margin-right="0cm" fo:margin-top="0.423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2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3.1_5f_text" style:display-name="MDPI_3.1_tex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75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2.2_5f_heading2" style:display-name="MDPI_2.2_heading2" style:family="paragraph" style:default-outline-level="2" style:list-style-name="">
      <loext:graphic-properties draw:fill="none" draw:fill-color="#ffffff"/>
      <style:paragraph-properties fo:margin-left="4.6cm" fo:margin-right="0cm" fo:margin-top="0.106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2.3_5f_heading3" style:display-name="MDPI_2.3_heading3" style:family="paragraph" style:default-outline-level="3" style:list-style-name="">
      <loext:graphic-properties draw:fill="none" draw:fill-color="#ffffff"/>
      <style:paragraph-properties fo:margin-left="4.6cm" fo:margin-right="0cm" fo:margin-top="0.106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5_5f_text_5f_before_5f_list" style:display-name="MDPI_3.5_text_before_lis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75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8_5f_bullet" style:display-name="MDPI_3.8_bullet"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7_5f_itemize" style:display-name="MDPI_3.7_itemize"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5.2_5f_figure" style:display-name="MDPI_5.2_figure" style:family="paragraph" style:default-outline-level="">
      <loext:graphic-properties draw:fill="none" draw:fill-color="#ffffff"/>
      <style:paragraph-properties fo:margin-left="0cm" fo:margin-right="0cm" fo:margin-top="0.423cm" fo:margin-bottom="0.212cm" style:contextual-spacing="false" style:line-height-at-least="0.494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5.1_5f_figure_5f_caption" style:display-name="MDPI_5.1_figure_caption" style:family="paragraph" style:default-outline-level="">
      <loext:graphic-properties draw:fill="none" draw:fill-color="#ffffff"/>
      <style:paragraph-properties fo:margin-left="4.6cm" fo:margin-right="0cm" fo:margin-top="0.212cm" fo:margin-bottom="0.423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1_5f_table_5f_caption" style:display-name="MDPI_4.1_table_caption" style:family="paragraph" style:default-outline-level="">
      <loext:graphic-properties draw:fill="none" draw:fill-color="#ffffff"/>
      <style:paragraph-properties fo:margin-left="4.6cm" fo:margin-right="0cm" fo:margin-top="0.423cm" fo:margin-bottom="0.212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2_5f_table_5f_body" style:display-name="MDPI_4.2_table_body" style:family="paragraph" style:default-outline-level="">
      <loext:graphic-properties draw:fill="none" draw:fill-color="#ffffff"/>
      <style:paragraph-properties fo:margin-left="0cm" fo:margin-right="0cm" fo:margin-top="0cm" fo:margin-bottom="0cm" style:contextual-spacing="false" style:line-height-at-least="0.459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3_5f_table_5f_footer" style:display-name="MDPI_4.3_table_footer" style:family="paragraph" style:next-style-name="MDPI_5f_3.1_5f_text"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9_5f_equation" style:display-name="MDPI_3.9_equation" style:family="paragraph" style:default-outline-level="">
      <loext:graphic-properties draw:fill="none" draw:fill-color="#ffffff"/>
      <style:paragraph-properties fo:margin-left="1.251cm" fo:margin-right="0cm" fo:margin-top="0.212cm" fo:margin-bottom="0.212cm" style:contextual-spacing="false" style:line-height-at-least="0.494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a_5f_equation_5f_number" style:display-name="MDPI_3.a_equation_number" style:family="paragraph" style:default-outline-level="">
      <loext:graphic-properties draw:fill="none" draw:fill-color="#ffffff"/>
      <style:paragraph-properties fo:margin-left="0cm" fo:margin-right="0cm" fo:margin-top="0.212cm" fo:margin-bottom="0.212cm" style:contextual-spacing="false" style:line-height-at-least="0.494cm" fo:text-align="end"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2_5f_text_5f_no_5f_indent" style:display-name="MDPI_3.2_text_no_inden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8.2_5f_theorem" style:display-name="MDPI_8.2_theorem"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8.3_5f_proof" style:display-name="MDPI_8.3_proof"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2_5f_back_5f_matter" style:display-name="MDPI_6.2_back_matter" style:family="paragraph" style:default-outline-level="">
      <loext:graphic-properties draw:fill="none" draw:fill-color="#ffffff"/>
      <style:paragraph-properties fo:margin-left="4.6cm" fo:margin-right="0cm" fo:margin-top="0cm" fo:margin-bottom="0.212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8.1_5f_references" style:display-name="MDPI_8.1_references"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3_5f_notes" style:display-name="MDPI_6.3_notes" style:family="paragraph" style:default-outline-level="">
      <loext:graphic-properties draw:fill="none" draw:fill-color="#ffffff"/>
      <style:paragraph-properties fo:margin-left="0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yperlink.0" style:family="text" style:parent-style-name="Internet_20_link">
      <style:text-properties fo:color="#0000ff" loext:opacity="100%"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5cm" fo:margin-left="5.35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5cm" fo:margin-left="2.02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5cm" fo:margin-left="3.29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5cm" fo:margin-left="4.5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5cm" fo:margin-left="5.8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5cm" fo:margin-left="7.1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5cm" fo:margin-left="8.37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5cm" fo:margin-left="9.64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5cm" fo:margin-left="10.9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75cm" fo:margin-left="5.35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75cm" fo:margin-left="2.02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75cm" fo:margin-left="3.29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75cm" fo:margin-left="4.56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75cm" fo:margin-left="5.8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5cm" fo:margin-left="7.1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5cm" fo:margin-left="8.37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5cm" fo:margin-left="9.64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5cm" fo:margin-left="10.9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7.1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494cm" fo:margin-left="8.4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9.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10.9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494cm" fo:margin-left="12.2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494cm" fo:margin-left="16.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7.14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494cm" fo:margin-left="8.4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9.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10.9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494cm" fo:margin-left="12.2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494cm" fo:margin-left="16.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44cm" fo:margin-left="1.91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485cm" fo:margin-left="3.18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44cm" fo:margin-left="4.454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44cm" fo:margin-left="5.724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485cm" fo:margin-left="6.99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44cm" fo:margin-left="8.264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44cm" fo:margin-left="9.534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485cm" fo:margin-left="10.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44cm" fo:margin-left="1.91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485cm" fo:margin-left="3.18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44cm" fo:margin-left="4.45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44cm" fo:margin-left="5.724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485cm" fo:margin-left="6.99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44cm" fo:margin-left="8.26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44cm" fo:margin-left="9.534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485cm" fo:margin-left="10.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Theme">
        <loext:color loext:name="dark1" loext:color="#000000"/>
        <loext:color loext:name="light1" loext:color="#ffffff"/>
        <loext:color loext:name="dark2" loext:color="#a7a7a7"/>
        <loext:color loext:name="light2" loext:color="#535353"/>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000ff"/>
        <loext:color loext:name="followed-hyperlink" loext:color="#ff00ff"/>
      </loext:theme-colors>
    </loext:theme>
  </office:styles>
  <office:automatic-styles>
    <style:style style:name="MP1" style:family="paragraph" style:parent-style-name="Body">
      <style:paragraph-properties fo:line-height="100%">
        <style:tab-stops>
          <style:tab-stop style:position="18.415cm" style:type="right"/>
        </style:tab-stops>
      </style:paragraph-properties>
    </style:style>
    <style:style style:name="MP2" style:family="paragraph" style:parent-style-name="Header">
      <style:paragraph-properties fo:margin-left="0cm" fo:margin-right="0cm" fo:text-align="end" style:justify-single-word="false" fo:text-indent="0cm" style:auto-text-indent="false" fo:padding="0cm" fo:border="none" style:shadow="none" style:writing-mode="lr-tb"/>
      <style:text-properties fo:font-weight="bold" style:font-weight-asian="bold" style:font-weight-complex="bold"/>
    </style:style>
    <style:style style:name="MP3" style:family="paragraph" style:parent-style-name="Header_20__26__20_Footer">
      <style:paragraph-properties style:writing-mode="lr-tb"/>
    </style:style>
    <style:style style:name="MP4" style:family="paragraph" style:parent-style-name="Body">
      <style:paragraph-properties fo:margin-top="0.847cm" fo:margin-bottom="0cm" style:contextual-spacing="false" fo:line-height="0.176cm" fo:text-align="start" style:justify-single-word="false" fo:padding="0cm" fo:border-left="none" fo:border-right="none" fo:border-top="0.51pt solid #000000" fo:border-bottom="none" style:shadow="none">
        <style:tab-stops>
          <style:tab-stop style:position="15.6cm" style:type="right"/>
        </style:tab-stops>
      </style:paragraph-properties>
      <style:text-properties fo:font-size="8pt" fo:language="fr" fo:country="FR" fo:font-style="italic" style:font-size-asian="8pt" style:font-style-asian="italic" style:font-size-complex="8pt" style:font-style-complex="italic"/>
    </style:style>
    <style:style style:name="MT1" style:family="text">
      <style:text-properties fo:font-size="8pt" fo:language="da" fo:country="DK" style:font-size-asian="8pt" style:font-size-complex="8pt"/>
    </style:style>
    <style:style style:name="MT2" style:family="text">
      <style:text-properties fo:font-size="8pt" style:font-size-asian="8pt" style:font-size-complex="8pt"/>
    </style:style>
    <style:style style:name="MT3" style:family="text">
      <style:text-properties fo:font-size="8pt" fo:language="en" fo:country="US" style:font-size-asian="8pt" style:font-size-complex="8pt"/>
    </style:style>
    <style:style style:name="MT4" style:family="text">
      <style:text-properties fo:font-weight="bold" style:font-weight-asian="bold" style:font-weight-complex="bold"/>
    </style:style>
    <style:style style:name="MT5" style:family="text">
      <style:text-properties fo:font-size="8pt" fo:language="fr" fo:country="FR" fo:font-style="italic" style:font-size-asian="8pt" style:font-style-asian="italic" style:font-size-complex="8pt" style:font-style-complex="italic"/>
    </style:style>
    <style:style style:name="MT6" style:family="text">
      <style:text-properties fo:font-size="8pt" fo:language="fr" fo:country="FR" style:font-size-asian="8pt" style:font-size-complex="8pt"/>
    </style:style>
    <style:page-layout style:name="Mpm1">
      <style:page-layout-properties fo:page-width="21.001cm" fo:page-height="29.7cm" style:num-format="1" style:print-orientation="portrait" fo:margin-top="1.27cm" fo:margin-bottom="1.08cm" fo:margin-left="1.27cm" fo:margin-right="1.27cm" style:writing-mode="rl-tb" style:layout-grid-color="#c0c0c0" style:layout-grid-lines="184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0.52cm" fo:margin-left="0cm" fo:margin-right="0cm" fo:margin-top="0.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page-number text:select-page="current">6</text:page-number></text:span><text:span text:style-name="MT3"> of </text:span><text:span text:style-name="MT2"><text:page-count>6</text:page-count></text:span></text:p>
      </style:header>
      <style:header-first>
        <text:p text:style-name="MP2" loext:marker-style-name="MT4"/>
      </style:header-first>
      <style:footer>
        <text:p text:style-name="MP3"/>
      </style:footer>
      <style:footer-first>
        <text:p text:style-name="MP4" loext:marker-style-name="MT5"/>
        <text:p text:style-name="MP1"><text:span text:style-name="MT6"><text:tab/></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4T22:52:33.201002498</dc:date>
    <meta:editing-duration>PT4H8M25S</meta:editing-duration>
    <meta:editing-cycles>6</meta:editing-cycles>
    <meta:generator>LibreOffice/24.8.3.2$MacOSX_AARCH64 LibreOffice_project/48a6bac9e7e268aeb4c3483fcf825c94556d9f92</meta:generator>
    <meta:document-statistic meta:table-count="0" meta:image-count="0" meta:object-count="11" meta:page-count="6" meta:paragraph-count="109" meta:word-count="1663" meta:character-count="12498" meta:non-whitespace-character-count="10042"/>
  </office:meta>
</office:document-meta>
</file>

<file path=Object 1/content.xml><?xml version="1.0" encoding="utf-8"?>
<math xmlns="http://www.w3.org/1998/Math/MathML" display="block">
  <semantics>
    <mrow>
      <mi>ψ</mi>
      <mrow>
        <mrow>
          <mo fence="true" form="prefix" stretchy="false">(</mo>
          <mrow>
            <mrow>
              <mi>x</mi>
              <mi>,</mi>
              <mi>t</mi>
            </mrow>
          </mrow>
          <mo fence="true" form="postfix" stretchy="false">)</mo>
        </mrow>
        <mo stretchy="false">=</mo>
        <mi>ψ</mi>
      </mrow>
      <mrow>
        <mo fence="true" form="prefix" stretchy="false">(</mo>
        <mrow>
          <mrow>
            <mi>x</mi>
            <mi>,</mi>
            <mn>0</mn>
          </mrow>
        </mrow>
        <mo fence="true" form="postfix" stretchy="false">)</mo>
      </mrow>
      <msup>
        <mi>e</mi>
        <mrow>
          <mrow>
            <mo stretchy="false">−</mo>
            <mi>i</mi>
          </mrow>
          <mfrac>
            <msub>
              <mi>E</mi>
              <mn>0</mn>
            </msub>
            <mi mathvariant="normal">ℏ</mi>
          </mfrac>
          <mi>t</mi>
        </mrow>
      </msup>
    </mrow>
    <annotation encoding="StarMath 5.0">%psi( x, t) = %psi( x, 0 ) e^{ -i E_0 over hbar t }</annotation>
  </semantics>
</math>
</file>

<file path=Object 10/content.xml><?xml version="1.0" encoding="utf-8"?>
<math xmlns="http://www.w3.org/1998/Math/MathML" display="block">
  <semantics>
    <mrow>
      <mrow>
        <mi>L</mi>
        <mo stretchy="false">=</mo>
        <msub>
          <mi>λ</mi>
          <mi mathvariant="italic">PDE</mi>
        </msub>
      </mrow>
      <mrow>
        <msub>
          <mi>L</mi>
          <mi mathvariant="italic">PDE</mi>
        </msub>
        <mo stretchy="false">+</mo>
        <msub>
          <mi>λ</mi>
          <mi mathvariant="italic">IC</mi>
        </msub>
      </mrow>
      <mrow>
        <msub>
          <mi>L</mi>
          <mi mathvariant="italic">IC</mi>
        </msub>
        <mo stretchy="false">+</mo>
        <msub>
          <mi>λ</mi>
          <mi mathvariant="italic">BC</mi>
        </msub>
      </mrow>
      <msub>
        <mi>L</mi>
        <mi mathvariant="italic">BC</mi>
      </msub>
    </mrow>
    <annotation encoding="StarMath 5.0">L = %lambda_PDE L_PDE + %lambda_IC L_IC + %lambda_BC L_BC</annotation>
  </semantics>
</math>
</file>

<file path=Object 11/content.xml><?xml version="1.0" encoding="utf-8"?>
<math xmlns="http://www.w3.org/1998/Math/MathML" display="block">
  <semantics>
    <mrow>
      <mrow>
        <mo stretchy="false">∫</mo>
        <msup>
          <mrow>
            <mo fence="true" form="prefix" stretchy="true">|</mo>
            <mrow>
              <mrow>
                <mi>ψ</mi>
                <mrow>
                  <mo fence="true" form="prefix" stretchy="false">(</mo>
                  <mrow>
                    <mrow>
                      <mi>x</mi>
                      <mi>,</mi>
                      <mi>t</mi>
                    </mrow>
                  </mrow>
                  <mo fence="true" form="postfix" stretchy="false">)</mo>
                </mrow>
              </mrow>
            </mrow>
            <mo fence="true" form="postfix" stretchy="true">|</mo>
          </mrow>
          <mn>2</mn>
        </msup>
      </mrow>
      <mrow>
        <mi mathvariant="italic">dx</mi>
        <mo stretchy="false">=</mo>
        <mn>1</mn>
      </mrow>
    </mrow>
    <annotation encoding="StarMath 5.0">int {abs { %psi(x, t) }}^2 dx = 1</annotation>
  </semantics>
</math>
</file>

<file path=Object 2/content.xml><?xml version="1.0" encoding="utf-8"?>
<math xmlns="http://www.w3.org/1998/Math/MathML" display="block">
  <semantics>
    <mrow>
      <mi>ψ</mi>
      <mrow>
        <mrow>
          <mo fence="true" form="prefix" stretchy="false">(</mo>
          <mrow>
            <mrow>
              <mi>x</mi>
              <mi>,</mi>
              <mn>0</mn>
            </mrow>
          </mrow>
          <mo fence="true" form="postfix" stretchy="false">)</mo>
        </mrow>
        <mo stretchy="false">=</mo>
        <msup>
          <mrow>
            <mo fence="true" form="prefix" stretchy="false">(</mo>
            <mrow>
              <mfrac>
                <mrow>
                  <mi>m</mi>
                  <mi>ω</mi>
                </mrow>
                <mrow>
                  <mi>π</mi>
                  <mi mathvariant="normal">ℏ</mi>
                </mrow>
              </mfrac>
            </mrow>
            <mo fence="true" form="postfix" stretchy="false">)</mo>
          </mrow>
          <mfrac>
            <mn>1</mn>
            <mn>4</mn>
          </mfrac>
        </msup>
      </mrow>
      <msup>
        <mi>e</mi>
        <mrow>
          <mo stretchy="false">−</mo>
          <mrow>
            <mfrac>
              <mrow>
                <mi>m</mi>
                <mi>ω</mi>
              </mrow>
              <mrow>
                <mn>2</mn>
                <mi mathvariant="normal">ℏ</mi>
              </mrow>
            </mfrac>
            <msup>
              <mi>x</mi>
              <mn>2</mn>
            </msup>
          </mrow>
        </mrow>
      </msup>
    </mrow>
    <annotation encoding="StarMath 5.0">%psi( x, 0) = ( {m%omega} over {%pi hbar} )^{ 1 over 4 } e^{ -{{m%omega} over {2hbar} x^2}}</annotation>
  </semantics>
</math>
</file>

<file path=Object 3/content.xml><?xml version="1.0" encoding="utf-8"?>
<math xmlns="http://www.w3.org/1998/Math/MathML" display="block">
  <semantics>
    <mrow>
      <mrow>
        <msub>
          <mi>E</mi>
          <mi>n</mi>
        </msub>
        <mo stretchy="false">=</mo>
        <mi mathvariant="normal">ℏ</mi>
      </mrow>
      <mi>ω</mi>
      <mrow>
        <mo fence="true" form="prefix" stretchy="false">(</mo>
        <mrow>
          <mrow>
            <mi>n</mi>
            <mo stretchy="false">+</mo>
            <mfrac>
              <mn>1</mn>
              <mn>2</mn>
            </mfrac>
          </mrow>
        </mrow>
        <mo fence="true" form="postfix" stretchy="false">)</mo>
      </mrow>
    </mrow>
    <annotation encoding="StarMath 5.0">E_n = hbar %omega ( n + 1 over 2 )</annotation>
  </semantics>
</math>
</file>

<file path=Object 4/content.xml><?xml version="1.0" encoding="utf-8"?>
<math xmlns="http://www.w3.org/1998/Math/MathML" display="block">
  <semantics>
    <mrow>
      <mi>i</mi>
      <mi mathvariant="normal">ℏ</mi>
      <mrow>
        <mfrac>
          <mrow>
            <mo stretchy="false">∂</mo>
            <mi>ψ</mi>
          </mrow>
          <mrow>
            <mo stretchy="false">∂</mo>
            <mi>t</mi>
          </mrow>
        </mfrac>
        <mo stretchy="false">=</mo>
        <mfrac>
          <mrow>
            <mo stretchy="false">−</mo>
            <msup>
              <mi mathvariant="normal">ℏ</mi>
              <mn>2</mn>
            </msup>
          </mrow>
          <mrow>
            <mn>2</mn>
            <mi>m</mi>
          </mrow>
        </mfrac>
      </mrow>
      <mrow>
        <mfrac>
          <mrow>
            <msup>
              <mo stretchy="false">∂</mo>
              <mn>2</mn>
            </msup>
            <mi>ψ</mi>
          </mrow>
          <mrow>
            <mo stretchy="false">∂</mo>
            <msup>
              <mi>x</mi>
              <mn>2</mn>
            </msup>
          </mrow>
        </mfrac>
        <mo stretchy="false">+</mo>
        <mfrac>
          <mn>1</mn>
          <mn>2</mn>
        </mfrac>
      </mrow>
      <mi>m</mi>
      <msup>
        <mi>ω</mi>
        <mn>2</mn>
      </msup>
      <msup>
        <mi>x</mi>
        <mn>2</mn>
      </msup>
      <mi>ψ</mi>
      <mrow>
        <mo fence="true" form="prefix" stretchy="false">(</mo>
        <mrow>
          <mrow>
            <mi>x</mi>
            <mi>,</mi>
            <mi>t</mi>
          </mrow>
        </mrow>
        <mo fence="true" form="postfix" stretchy="false">)</mo>
      </mrow>
    </mrow>
    <annotation encoding="StarMath 5.0">i hbar {partial %psi} over { partial t } = { -hbar^2 } over { 2 m } { partial^2 %psi } over { partial x^2 } + 1 over 2 m %omega^2 x^2 %psi( x, t )</annotation>
  </semantics>
</math>
</file>

<file path=Object 5/content.xml><?xml version="1.0" encoding="utf-8"?>
<math xmlns="http://www.w3.org/1998/Math/MathML" display="block">
  <semantics>
    <mrow>
      <mi mathvariant="italic">Residual</mi>
      <mi>,</mi>
      <mrow>
        <mi>R</mi>
        <mo stretchy="false">=</mo>
        <mi>i</mi>
      </mrow>
      <mi mathvariant="normal">ℏ</mi>
      <mrow>
        <mfrac>
          <mrow>
            <mo stretchy="false">∂</mo>
            <mi>ψ</mi>
          </mrow>
          <mrow>
            <mo stretchy="false">∂</mo>
            <mi>t</mi>
          </mrow>
        </mfrac>
        <mo stretchy="false">+</mo>
        <mfrac>
          <msup>
            <mi mathvariant="normal">ℏ</mi>
            <mn>2</mn>
          </msup>
          <mrow>
            <mn>2</mn>
            <mi>m</mi>
          </mrow>
        </mfrac>
      </mrow>
      <mrow>
        <mfrac>
          <mrow>
            <msup>
              <mo stretchy="false">∂</mo>
              <mn>2</mn>
            </msup>
            <mi>ψ</mi>
          </mrow>
          <mrow>
            <mo stretchy="false">∂</mo>
            <msup>
              <mi>x</mi>
              <mn>2</mn>
            </msup>
          </mrow>
        </mfrac>
        <mo stretchy="false">−</mo>
        <mfrac>
          <mn>1</mn>
          <mn>2</mn>
        </mfrac>
      </mrow>
      <mi>m</mi>
      <msup>
        <mi>ω</mi>
        <mn>2</mn>
      </msup>
      <msup>
        <mi>x</mi>
        <mn>2</mn>
      </msup>
      <mi>ψ</mi>
      <mrow>
        <mo fence="true" form="prefix" stretchy="false">(</mo>
        <mrow>
          <mrow>
            <mi>x</mi>
            <mi>,</mi>
            <mi>t</mi>
          </mrow>
        </mrow>
        <mo fence="true" form="postfix" stretchy="false">)</mo>
      </mrow>
    </mrow>
    <annotation encoding="StarMath 5.0">Residual, R = i hbar {partial %psi} over { partial t } + { hbar^2 } over { 2 m } { partial^2 %psi } over { partial x^2 } - 1 over 2 m %omega^2 x^2 %psi( x, t )</annotation>
  </semantics>
</math>
</file>

<file path=Object 6/content.xml><?xml version="1.0" encoding="utf-8"?>
<math xmlns="http://www.w3.org/1998/Math/MathML" display="block">
  <semantics>
    <mrow>
      <mrow>
        <msub>
          <mi>L</mi>
          <mi mathvariant="italic">PDE</mi>
        </msub>
        <mo stretchy="false">=</mo>
        <mfrac>
          <mn>1</mn>
          <msub>
            <mi>N</mi>
            <mi mathvariant="italic">PDE</mi>
          </msub>
        </mfrac>
      </mrow>
      <mrow>
        <munderover>
          <mo stretchy="false">∑</mo>
          <mrow>
            <mi>i</mi>
            <mo stretchy="false">=</mo>
            <mn>1</mn>
          </mrow>
          <msub>
            <mi>N</mi>
            <mi mathvariant="italic">PDE</mi>
          </msub>
        </munderover>
        <mrow>
          <mo fence="true" form="prefix" stretchy="false">[</mo>
          <mrow>
            <mrow>
              <msub>
                <mi>R</mi>
                <mi mathvariant="italic">real</mi>
              </msub>
              <mrow>
                <msup>
                  <mrow>
                    <mo fence="true" form="prefix" stretchy="false">(</mo>
                    <mrow>
                      <mrow>
                        <msub>
                          <mi>x</mi>
                          <mi>i</mi>
                        </msub>
                        <mi>,</mi>
                        <msub>
                          <mi>t</mi>
                          <mi>i</mi>
                        </msub>
                      </mrow>
                    </mrow>
                    <mo fence="true" form="postfix" stretchy="false">)</mo>
                  </mrow>
                  <mn>2</mn>
                </msup>
                <mo stretchy="false">+</mo>
                <msub>
                  <mi>R</mi>
                  <mi mathvariant="italic">imag</mi>
                </msub>
              </mrow>
              <msup>
                <mrow>
                  <mo fence="true" form="prefix" stretchy="false">(</mo>
                  <mrow>
                    <mrow>
                      <msub>
                        <mi>x</mi>
                        <mi>i</mi>
                      </msub>
                      <mi>,</mi>
                      <msub>
                        <mi>t</mi>
                        <mi>i</mi>
                      </msub>
                    </mrow>
                  </mrow>
                  <mo fence="true" form="postfix" stretchy="false">)</mo>
                </mrow>
                <mn>2</mn>
              </msup>
            </mrow>
          </mrow>
          <mo fence="true" form="postfix" stretchy="false">]</mo>
        </mrow>
      </mrow>
    </mrow>
    <annotation encoding="StarMath 5.0">L_PDE = 1 over N_PDE sum from{i=1} to{N_PDE} [ R_real (x_i, t_i)^2 + R_imag (x_i, t_i)^2 ]</annotation>
  </semantics>
</math>
</file>

<file path=Object 7/content.xml><?xml version="1.0" encoding="utf-8"?>
<math xmlns="http://www.w3.org/1998/Math/MathML" display="block">
  <semantics>
    <mrow>
      <mi>ψ</mi>
      <mrow>
        <mrow>
          <mo fence="true" form="prefix" stretchy="false">(</mo>
          <mrow>
            <mrow>
              <mi>x</mi>
              <mi>,</mi>
              <mn>0</mn>
            </mrow>
          </mrow>
          <mo fence="true" form="postfix" stretchy="false">)</mo>
        </mrow>
        <mo stretchy="false">=</mo>
        <msup>
          <mrow>
            <mo fence="true" form="prefix" stretchy="false">(</mo>
            <mrow>
              <mfrac>
                <mrow>
                  <mi>m</mi>
                  <mi>ω</mi>
                </mrow>
                <mrow>
                  <mi>π</mi>
                  <mi mathvariant="normal">ℏ</mi>
                </mrow>
              </mfrac>
            </mrow>
            <mo fence="true" form="postfix" stretchy="false">)</mo>
          </mrow>
          <mfrac>
            <mn>1</mn>
            <mn>4</mn>
          </mfrac>
        </msup>
      </mrow>
      <msup>
        <mi>e</mi>
        <mrow>
          <mo stretchy="false">−</mo>
          <mrow>
            <mfrac>
              <mrow>
                <mi>m</mi>
                <mi>ω</mi>
              </mrow>
              <mrow>
                <mn>2</mn>
                <mi mathvariant="normal">ℏ</mi>
              </mrow>
            </mfrac>
            <msup>
              <mi>x</mi>
              <mn>2</mn>
            </msup>
          </mrow>
        </mrow>
      </msup>
    </mrow>
    <annotation encoding="StarMath 5.0">%psi( x, 0) = ( {m%omega} over {%pi hbar} )^{ 1 over 4 } e^{ -{{m%omega} over {2hbar} x^2}}</annotation>
  </semantics>
</math>
</file>

<file path=Object 8/content.xml><?xml version="1.0" encoding="utf-8"?>
<math xmlns="http://www.w3.org/1998/Math/MathML" display="block">
  <semantics>
    <mrow>
      <mrow>
        <msub>
          <mi>L</mi>
          <mi mathvariant="italic">IC</mi>
        </msub>
        <mo stretchy="false">=</mo>
        <mfrac>
          <mn>1</mn>
          <msub>
            <mi>N</mi>
            <mi mathvariant="italic">IC</mi>
          </msub>
        </mfrac>
      </mrow>
      <mrow>
        <munderover>
          <mo stretchy="false">∑</mo>
          <mrow>
            <mi>i</mi>
            <mo stretchy="false">=</mo>
            <mn>1</mn>
          </mrow>
          <msub>
            <mi>N</mi>
            <mi mathvariant="italic">IC</mi>
          </msub>
        </munderover>
        <msup>
          <mrow>
            <mo fence="true" form="prefix" stretchy="false">[</mo>
            <mrow>
              <mrow>
                <msub>
                  <mi>ψ</mi>
                  <mi mathvariant="italic">NN</mi>
                </msub>
                <mrow>
                  <mrow>
                    <mo fence="true" form="prefix" stretchy="false">(</mo>
                    <mrow>
                      <mrow>
                        <msub>
                          <mi>x</mi>
                          <mi>i</mi>
                        </msub>
                        <mi>,</mi>
                        <mn>0</mn>
                      </mrow>
                    </mrow>
                    <mo fence="true" form="postfix" stretchy="false">)</mo>
                  </mrow>
                  <mo stretchy="false">−</mo>
                  <msub>
                    <mi>ψ</mi>
                    <mi mathvariant="italic">IC</mi>
                  </msub>
                </mrow>
                <mrow>
                  <mo fence="true" form="prefix" stretchy="false">(</mo>
                  <mrow>
                    <msub>
                      <mi>x</mi>
                      <mi>i</mi>
                    </msub>
                  </mrow>
                  <mo fence="true" form="postfix" stretchy="false">)</mo>
                </mrow>
              </mrow>
            </mrow>
            <mo fence="true" form="postfix" stretchy="false">]</mo>
          </mrow>
          <mn>2</mn>
        </msup>
      </mrow>
    </mrow>
    <annotation encoding="StarMath 5.0">L_IC = 1 over N_IC sum from { i=1 } to { N_IC } [ %psi_NN (x_i, 0) - %psi_IC (x_i) ]^2</annotation>
  </semantics>
</math>
</file>

<file path=Object 9/content.xml><?xml version="1.0" encoding="utf-8"?>
<math xmlns="http://www.w3.org/1998/Math/MathML" display="block">
  <semantics>
    <mrow>
      <mrow>
        <msub>
          <mi>L</mi>
          <mi mathvariant="italic">BC</mi>
        </msub>
        <mo stretchy="false">=</mo>
        <mfrac>
          <mn>1</mn>
          <msub>
            <mi>N</mi>
            <mi mathvariant="italic">BC</mi>
          </msub>
        </mfrac>
      </mrow>
      <mrow>
        <munderover>
          <mo stretchy="false">∑</mo>
          <mrow>
            <mi>i</mi>
            <mo stretchy="false">=</mo>
            <mn>1</mn>
          </mrow>
          <msub>
            <mi>N</mi>
            <mi mathvariant="italic">BC</mi>
          </msub>
        </munderover>
        <msup>
          <mrow>
            <mo fence="true" form="prefix" stretchy="false">[</mo>
            <mrow>
              <mrow>
                <msub>
                  <mi>ψ</mi>
                  <mi mathvariant="italic">NN</mi>
                </msub>
                <mrow>
                  <mrow>
                    <mo fence="true" form="prefix" stretchy="false">(</mo>
                    <mrow>
                      <mrow>
                        <msub>
                          <mi>x</mi>
                          <mi>i</mi>
                        </msub>
                        <mi>,</mi>
                        <msub>
                          <mi>t</mi>
                          <mi>i</mi>
                        </msub>
                      </mrow>
                    </mrow>
                    <mo fence="true" form="postfix" stretchy="false">)</mo>
                  </mrow>
                  <mo stretchy="false">−</mo>
                  <mn>0</mn>
                </mrow>
              </mrow>
            </mrow>
            <mo fence="true" form="postfix" stretchy="false">]</mo>
          </mrow>
          <mn>2</mn>
        </msup>
      </mrow>
    </mrow>
    <annotation encoding="StarMath 5.0">L_BC = 1 over N_BC sum from i=1 to N_BC [ %psi_NN (x_i, t_i) - 0 ]^2</annotation>
  </semantics>
</math>
</file>